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1.1611in"/>
    </style:style>
    <style:style style:name="Table18.C" style:family="table-column">
      <style:table-column-properties style:column-width="4.4743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1.1611in"/>
    </style:style>
    <style:style style:name="Table16.C" style:family="table-column">
      <style:table-column-properties style:column-width="4.47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5104in"/>
    </style:style>
    <style:style style:name="Table15.B" style:family="table-column">
      <style:table-column-properties style:column-width="1.6146in"/>
    </style:style>
    <style:style style:name="Table15.C" style:family="table-column">
      <style:table-column-properties style:column-width="4.5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611in"/>
    </style:style>
    <style:style style:name="Table7.C" style:family="table-column">
      <style:table-column-properties style:column-width="4.4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0625in"/>
    </style:style>
    <style:style style:name="Table10.B" style:family="table-column">
      <style:table-column-properties style:column-width="1.1611in"/>
    </style:style>
    <style:style style:name="Table10.C" style:family="table-column">
      <style:table-column-properties style:column-width="4.4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11982a0" style:font-weight-asian="bold" style:font-weight-complex="bold"/>
    </style:style>
    <style:style style:name="P8" style:family="paragraph" style:parent-style-name="Standard">
      <style:text-properties fo:font-weight="bold" officeooo:rsid="00084b9f" officeooo:paragraph-rsid="0125c95f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3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4" style:family="paragraph" style:parent-style-name="Standard">
      <style:text-properties fo:font-weight="bold" officeooo:rsid="0008a0bd" officeooo:paragraph-rsid="0125c95f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3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4" style:family="paragraph" style:parent-style-name="Standard">
      <style:text-properties fo:font-weight="bold" officeooo:rsid="000a0ba2" officeooo:paragraph-rsid="011a23e5" style:font-weight-asian="bold" style:font-weight-complex="bold"/>
    </style:style>
    <style:style style:name="P25" style:family="paragraph" style:parent-style-name="Standard">
      <style:text-properties fo:font-weight="bold" officeooo:rsid="000a0ba2" officeooo:paragraph-rsid="011da2d5" style:font-weight-asian="bold" style:font-weight-complex="bold"/>
    </style:style>
    <style:style style:name="P26" style:family="paragraph" style:parent-style-name="Standard">
      <style:text-properties fo:font-weight="bold" officeooo:rsid="000a0ba2" officeooo:paragraph-rsid="01236941" style:font-weight-asian="bold" style:font-weight-complex="bold"/>
    </style:style>
    <style:style style:name="P27" style:family="paragraph" style:parent-style-name="Standard">
      <style:text-properties fo:font-weight="bold" officeooo:rsid="000a0ba2" officeooo:paragraph-rsid="0125c95f" style:font-weight-asian="bold" style:font-weight-complex="bold"/>
    </style:style>
    <style:style style:name="P28" style:family="paragraph" style:parent-style-name="Standard">
      <style:text-properties fo:font-weight="bold" officeooo:rsid="000a0ba2" officeooo:paragraph-rsid="0126c412" style:font-weight-asian="bold" style:font-weight-complex="bold"/>
    </style:style>
    <style:style style:name="P29" style:family="paragraph" style:parent-style-name="Standard">
      <style:text-properties fo:font-weight="bold" officeooo:paragraph-rsid="003c6a3c" style:font-weight-asian="bold" style:font-weight-complex="bold"/>
    </style:style>
    <style:style style:name="P30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31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32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33" style:family="paragraph" style:parent-style-name="Standard">
      <style:text-properties fo:font-weight="bold" officeooo:paragraph-rsid="0055e1d1" style:font-weight-asian="bold" style:font-weight-complex="bold"/>
    </style:style>
    <style:style style:name="P34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5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6" style:family="paragraph" style:parent-style-name="Standard">
      <style:text-properties fo:font-weight="bold" officeooo:rsid="005ade35" officeooo:paragraph-rsid="0125c95f" style:font-weight-asian="bold" style:font-weight-complex="bold"/>
    </style:style>
    <style:style style:name="P37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8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9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40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41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42" style:family="paragraph" style:parent-style-name="Standard">
      <style:text-properties fo:font-weight="bold" officeooo:rsid="005f39e8" officeooo:paragraph-rsid="0125c95f" style:font-weight-asian="bold" style:font-weight-complex="bold"/>
    </style:style>
    <style:style style:name="P4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44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45" style:family="paragraph" style:parent-style-name="Standard">
      <style:text-properties fo:font-weight="bold" officeooo:rsid="00868d7d" officeooo:paragraph-rsid="01236941" style:font-weight-asian="bold" style:font-weight-complex="bold"/>
    </style:style>
    <style:style style:name="P46" style:family="paragraph" style:parent-style-name="Standard">
      <style:text-properties fo:font-weight="bold" officeooo:paragraph-rsid="008e7c68" style:font-weight-asian="bold" style:font-weight-complex="bold"/>
    </style:style>
    <style:style style:name="P47" style:family="paragraph" style:parent-style-name="Standard">
      <style:text-properties fo:font-weight="bold" officeooo:paragraph-rsid="00a38390" style:font-weight-asian="bold" style:font-weight-complex="bold"/>
    </style:style>
    <style:style style:name="P48" style:family="paragraph" style:parent-style-name="Standard">
      <style:text-properties fo:font-weight="bold" officeooo:paragraph-rsid="00ced058" style:font-weight-asian="bold" style:font-weight-complex="bold"/>
    </style:style>
    <style:style style:name="P49" style:family="paragraph" style:parent-style-name="Standard">
      <style:text-properties fo:font-weight="bold" officeooo:paragraph-rsid="0125c95f" style:font-weight-asian="bold" style:font-weight-complex="bold"/>
    </style:style>
    <style:style style:name="P50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51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52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53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54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55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56" style:family="paragraph" style:parent-style-name="Standard">
      <style:text-properties fo:font-weight="normal" officeooo:rsid="00084b9f" officeooo:paragraph-rsid="0125c95f" style:font-weight-asian="normal" style:font-weight-complex="normal"/>
    </style:style>
    <style:style style:name="P57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8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9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60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61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62" style:family="paragraph" style:parent-style-name="Standard">
      <style:text-properties fo:font-weight="normal" officeooo:rsid="0008a0bd" officeooo:paragraph-rsid="0125c95f" style:font-weight-asian="normal" style:font-weight-complex="normal"/>
    </style:style>
    <style:style style:name="P63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64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65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66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68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69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70" style:family="paragraph" style:parent-style-name="Standard">
      <style:text-properties fo:font-weight="normal" officeooo:rsid="000a003f" officeooo:paragraph-rsid="0125c95f" style:font-weight-asian="normal" style:font-weight-complex="normal"/>
    </style:style>
    <style:style style:name="P7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72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73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7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7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7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77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78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79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80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81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82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83" style:family="paragraph" style:parent-style-name="Standard">
      <style:text-properties fo:font-weight="normal" officeooo:rsid="0043a449" officeooo:paragraph-rsid="0125c95f" style:font-weight-asian="normal" style:font-weight-complex="normal"/>
    </style:style>
    <style:style style:name="P84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85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86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87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88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89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0a0ba2" officeooo:paragraph-rsid="01167309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0a0ba2" officeooo:paragraph-rsid="0125c95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0a8804" officeooo:paragraph-rsid="0125c95f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0a0b81e" officeooo:paragraph-rsid="0125c95f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fo:font-weight="normal" officeooo:rsid="00a0b81e" officeooo:paragraph-rsid="0126c412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fo:font-weight="normal" officeooo:rsid="00a52572" officeooo:paragraph-rsid="0125c95f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fo:font-weight="normal" officeooo:rsid="0126c412" officeooo:paragraph-rsid="0126c412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officeooo:paragraph-rsid="00df74b2" style:font-style-asian="italic" style:font-style-complex="italic"/>
    </style:style>
    <style:style style:name="P146" style:family="paragraph" style:parent-style-name="Standard">
      <style:text-properties fo:font-style="italic" officeooo:paragraph-rsid="00f9da51" style:font-style-asian="italic" style:font-style-complex="italic"/>
    </style:style>
    <style:style style:name="P147" style:family="paragraph" style:parent-style-name="Standard">
      <style:text-properties fo:font-style="italic" officeooo:paragraph-rsid="00fe9f59" style:font-style-asian="italic" style:font-style-complex="italic"/>
    </style:style>
    <style:style style:name="P148" style:family="paragraph" style:parent-style-name="Standard">
      <style:text-properties fo:font-style="italic" officeooo:paragraph-rsid="0125c95f" style:font-style-asian="italic" style:font-style-complex="italic"/>
    </style:style>
    <style:style style:name="P149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0a8804" officeooo:paragraph-rsid="0125c95f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d8ab15" officeooo:paragraph-rsid="0125c95f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fo:font-weight="normal" officeooo:rsid="000a8804" officeooo:paragraph-rsid="011e08dc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fo:font-weight="normal" officeooo:rsid="000a8804" officeooo:paragraph-rsid="0125c95f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83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84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85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86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187" style:family="paragraph" style:parent-style-name="Standard">
      <style:text-properties fo:font-size="13pt" fo:font-weight="bold" officeooo:rsid="0008a0bd" officeooo:paragraph-rsid="0125c95f" style:font-size-asian="13pt" style:font-weight-asian="bold" style:font-size-complex="13pt" style:font-weight-complex="bold"/>
    </style:style>
    <style:style style:name="P188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89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90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91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92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93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94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95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96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97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98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199" style:family="paragraph" style:parent-style-name="Standard">
      <style:text-properties fo:font-size="11pt" fo:font-weight="bold" officeooo:rsid="0008a0bd" officeooo:paragraph-rsid="0125c95f" style:font-size-asian="11pt" style:font-weight-asian="bold" style:font-size-complex="11pt" style:font-weight-complex="bold"/>
    </style:style>
    <style:style style:name="P200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201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202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203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204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205" style:family="paragraph" style:parent-style-name="Standard">
      <style:text-properties fo:font-size="11pt" fo:font-weight="normal" officeooo:rsid="000a8804" officeooo:paragraph-rsid="011982a0" style:font-size-asian="11pt" style:font-weight-asian="normal" style:font-size-complex="11pt" style:font-weight-complex="normal"/>
    </style:style>
    <style:style style:name="P206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207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208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209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210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211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212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213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214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215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216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217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218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219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220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text-properties fo:font-size="11pt" fo:font-style="normal" fo:font-weight="bold" officeooo:rsid="001b74eb" officeooo:paragraph-rsid="011982a0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24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26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27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28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29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30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31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32" style:family="paragraph" style:parent-style-name="Standard">
      <style:text-properties fo:font-size="11pt" fo:font-style="italic" fo:font-weight="normal" officeooo:rsid="000a0ba2" officeooo:paragraph-rsid="0118148c" style:font-size-asian="11pt" style:font-style-asian="italic" style:font-weight-asian="normal" style:font-size-complex="11pt" style:font-style-complex="italic" style:font-weight-complex="normal"/>
    </style:style>
    <style:style style:name="P233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34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35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36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37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38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39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4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41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42" style:family="paragraph" style:parent-style-name="Standard">
      <style:text-properties fo:font-size="12pt" fo:font-weight="normal" officeooo:rsid="00084b9f" officeooo:paragraph-rsid="0125c95f" style:font-size-asian="12pt" style:font-weight-asian="normal" style:font-size-complex="12pt" style:font-weight-complex="normal"/>
    </style:style>
    <style:style style:name="P243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44" style:family="paragraph" style:parent-style-name="Standard">
      <style:text-properties fo:font-size="12pt" fo:font-weight="normal" officeooo:rsid="000a003f" officeooo:paragraph-rsid="0125c95f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46" style:family="paragraph" style:parent-style-name="Standard">
      <style:text-properties fo:font-size="12pt" fo:font-style="italic" fo:font-weight="normal" officeooo:rsid="00dbb4a4" officeooo:paragraph-rsid="0125c95f" style:font-size-asian="12pt" style:font-style-asian="italic" style:font-weight-asian="normal" style:font-size-complex="12pt" style:font-style-complex="italic" style:font-weight-complex="normal"/>
    </style:style>
    <style:style style:name="P247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248" style:family="paragraph" style:parent-style-name="Standard">
      <style:text-properties fo:font-size="12pt" fo:font-style="italic" fo:font-weight="bold" officeooo:rsid="00dbb4a4" officeooo:paragraph-rsid="0125c95f" style:font-size-asian="12pt" style:font-style-asian="italic" style:font-weight-asian="bold" style:font-size-complex="12pt" style:font-style-complex="italic" style:font-weight-complex="bold"/>
    </style:style>
    <style:style style:name="P249" style:family="paragraph" style:parent-style-name="Standard">
      <style:text-properties officeooo:paragraph-rsid="011982a0"/>
    </style:style>
    <style:style style:name="P250" style:family="paragraph" style:parent-style-name="Standard">
      <style:text-properties officeooo:paragraph-rsid="011f9d35"/>
    </style:style>
    <style:style style:name="P251" style:family="paragraph" style:parent-style-name="Standard">
      <style:text-properties officeooo:paragraph-rsid="0125c95f"/>
    </style:style>
    <style:style style:name="P252" style:family="paragraph" style:parent-style-name="Standard">
      <style:text-properties officeooo:paragraph-rsid="0126c412"/>
    </style:style>
    <style:style style:name="P253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54" style:family="paragraph" style:parent-style-name="Table_20_Contents">
      <style:text-properties officeooo:rsid="000a003f" officeooo:paragraph-rsid="004b1523"/>
    </style:style>
    <style:style style:name="P255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fo:font-weight="bold" officeooo:rsid="000a003f" officeooo:paragraph-rsid="0125c95f" style:font-weight-asian="bold" style:font-weight-complex="bold"/>
    </style:style>
    <style:style style:name="P260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61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62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63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64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65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266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267" style:family="paragraph" style:parent-style-name="Table_20_Contents">
      <style:text-properties fo:font-weight="bold" officeooo:rsid="000a003f" officeooo:paragraph-rsid="0125c95f" style:font-weight-asian="bold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weight="bold" officeooo:rsid="005f39e8" officeooo:paragraph-rsid="0125c95f" style:font-weight-asian="bold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75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76" style:family="paragraph" style:parent-style-name="Table_20_Contents">
      <style:text-properties officeooo:rsid="00420c0b" officeooo:paragraph-rsid="004b1523"/>
    </style:style>
    <style:style style:name="P277" style:family="paragraph" style:parent-style-name="Table_20_Contents">
      <style:text-properties officeooo:rsid="00424429" officeooo:paragraph-rsid="004b1523"/>
    </style:style>
    <style:style style:name="P278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79" style:family="paragraph" style:parent-style-name="Table_20_Contents">
      <style:text-properties officeooo:rsid="0043a449" officeooo:paragraph-rsid="004b1523"/>
    </style:style>
    <style:style style:name="P280" style:family="paragraph" style:parent-style-name="Table_20_Contents">
      <style:text-properties officeooo:rsid="00456f25" officeooo:paragraph-rsid="00d22949"/>
    </style:style>
    <style:style style:name="P281" style:family="paragraph" style:parent-style-name="Table_20_Contents">
      <style:text-properties officeooo:rsid="00456f25" officeooo:paragraph-rsid="0125c95f"/>
    </style:style>
    <style:style style:name="P282" style:family="paragraph" style:parent-style-name="Table_20_Contents">
      <style:text-properties officeooo:rsid="005f39e8" officeooo:paragraph-rsid="005f39e8"/>
    </style:style>
    <style:style style:name="P283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84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85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86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287" style:family="paragraph" style:parent-style-name="Table_20_Contents">
      <style:paragraph-properties fo:text-align="center" style:justify-single-word="false"/>
      <style:text-properties officeooo:rsid="005f39e8" officeooo:paragraph-rsid="0125c95f"/>
    </style:style>
    <style:style style:name="P288" style:family="paragraph" style:parent-style-name="Table_20_Contents">
      <style:text-properties officeooo:rsid="005f39e8" officeooo:paragraph-rsid="007ef7ca"/>
    </style:style>
    <style:style style:name="P289" style:family="paragraph" style:parent-style-name="Table_20_Contents">
      <style:text-properties officeooo:rsid="005f39e8" officeooo:paragraph-rsid="00c1cf8b"/>
    </style:style>
    <style:style style:name="P290" style:family="paragraph" style:parent-style-name="Table_20_Contents">
      <style:text-properties officeooo:rsid="005f39e8" officeooo:paragraph-rsid="00ced058"/>
    </style:style>
    <style:style style:name="P291" style:family="paragraph" style:parent-style-name="Table_20_Contents">
      <style:text-properties officeooo:rsid="005f39e8" officeooo:paragraph-rsid="00f5aa88"/>
    </style:style>
    <style:style style:name="P292" style:family="paragraph" style:parent-style-name="Table_20_Contents">
      <style:text-properties officeooo:rsid="005f39e8" officeooo:paragraph-rsid="00f78902"/>
    </style:style>
    <style:style style:name="P293" style:family="paragraph" style:parent-style-name="Table_20_Contents">
      <style:text-properties officeooo:rsid="005f39e8" officeooo:paragraph-rsid="0125c95f"/>
    </style:style>
    <style:style style:name="P294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95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96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97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298" style:family="paragraph" style:parent-style-name="Table_20_Contents">
      <style:paragraph-properties fo:text-align="center" style:justify-single-word="false"/>
      <style:text-properties officeooo:rsid="006232e6" officeooo:paragraph-rsid="0125c95f"/>
    </style:style>
    <style:style style:name="P299" style:family="paragraph" style:parent-style-name="Table_20_Contents">
      <style:text-properties officeooo:rsid="006232e6" officeooo:paragraph-rsid="006232e6"/>
    </style:style>
    <style:style style:name="P300" style:family="paragraph" style:parent-style-name="Table_20_Contents">
      <style:text-properties officeooo:rsid="006232e6" officeooo:paragraph-rsid="00d4e130"/>
    </style:style>
    <style:style style:name="P301" style:family="paragraph" style:parent-style-name="Table_20_Contents">
      <style:text-properties officeooo:rsid="006232e6" officeooo:paragraph-rsid="00f93c5f"/>
    </style:style>
    <style:style style:name="P302" style:family="paragraph" style:parent-style-name="Table_20_Contents">
      <style:text-properties officeooo:rsid="006232e6" officeooo:paragraph-rsid="0125c95f"/>
    </style:style>
    <style:style style:name="P303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304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305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306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307" style:family="paragraph" style:parent-style-name="Table_20_Contents">
      <style:paragraph-properties fo:text-align="center" style:justify-single-word="false"/>
      <style:text-properties officeooo:rsid="0063adbe" officeooo:paragraph-rsid="0125c95f"/>
    </style:style>
    <style:style style:name="P308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309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310" style:family="paragraph" style:parent-style-name="Table_20_Contents">
      <style:text-properties officeooo:rsid="0072af4f" officeooo:paragraph-rsid="00bbdd3e"/>
    </style:style>
    <style:style style:name="P311" style:family="paragraph" style:parent-style-name="Table_20_Contents">
      <style:text-properties officeooo:rsid="0072af4f" officeooo:paragraph-rsid="00d6c54d"/>
    </style:style>
    <style:style style:name="P312" style:family="paragraph" style:parent-style-name="Table_20_Contents">
      <style:text-properties officeooo:rsid="0072af4f" officeooo:paragraph-rsid="00f93c5f"/>
    </style:style>
    <style:style style:name="P313" style:family="paragraph" style:parent-style-name="Table_20_Contents">
      <style:text-properties officeooo:rsid="0072af4f" officeooo:paragraph-rsid="0125c95f"/>
    </style:style>
    <style:style style:name="P314" style:family="paragraph" style:parent-style-name="Table_20_Contents">
      <style:text-properties officeooo:rsid="00777232" officeooo:paragraph-rsid="00777232"/>
    </style:style>
    <style:style style:name="P315" style:family="paragraph" style:parent-style-name="Table_20_Contents">
      <style:text-properties officeooo:rsid="00777232" officeooo:paragraph-rsid="00f93f80"/>
    </style:style>
    <style:style style:name="P316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317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318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319" style:family="paragraph" style:parent-style-name="Table_20_Contents">
      <style:paragraph-properties fo:text-align="center" style:justify-single-word="false"/>
      <style:text-properties officeooo:rsid="0078e3b6" officeooo:paragraph-rsid="0125c95f"/>
    </style:style>
    <style:style style:name="P320" style:family="paragraph" style:parent-style-name="Table_20_Contents">
      <style:text-properties officeooo:rsid="0078e3b6" officeooo:paragraph-rsid="0078e3b6"/>
    </style:style>
    <style:style style:name="P321" style:family="paragraph" style:parent-style-name="Table_20_Contents">
      <style:text-properties officeooo:rsid="0078e3b6" officeooo:paragraph-rsid="007ef7ca"/>
    </style:style>
    <style:style style:name="P322" style:family="paragraph" style:parent-style-name="Table_20_Contents">
      <style:text-properties officeooo:rsid="0078e3b6" officeooo:paragraph-rsid="00ced058"/>
    </style:style>
    <style:style style:name="P323" style:family="paragraph" style:parent-style-name="Table_20_Contents">
      <style:text-properties officeooo:rsid="0078e3b6" officeooo:paragraph-rsid="0125c95f"/>
    </style:style>
    <style:style style:name="P324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325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326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327" style:family="paragraph" style:parent-style-name="Table_20_Contents">
      <style:paragraph-properties fo:text-align="center" style:justify-single-word="false"/>
      <style:text-properties officeooo:rsid="007a820b" officeooo:paragraph-rsid="0125c95f"/>
    </style:style>
    <style:style style:name="P328" style:family="paragraph" style:parent-style-name="Table_20_Contents">
      <style:text-properties officeooo:rsid="007a820b" officeooo:paragraph-rsid="007a820b"/>
    </style:style>
    <style:style style:name="P329" style:family="paragraph" style:parent-style-name="Table_20_Contents">
      <style:text-properties officeooo:rsid="007a820b" officeooo:paragraph-rsid="007ef7ca"/>
    </style:style>
    <style:style style:name="P330" style:family="paragraph" style:parent-style-name="Table_20_Contents">
      <style:text-properties officeooo:rsid="007a820b" officeooo:paragraph-rsid="00ced058"/>
    </style:style>
    <style:style style:name="P331" style:family="paragraph" style:parent-style-name="Table_20_Contents">
      <style:text-properties officeooo:rsid="007a820b" officeooo:paragraph-rsid="0125c95f"/>
    </style:style>
    <style:style style:name="P332" style:family="paragraph" style:parent-style-name="Table_20_Contents">
      <style:text-properties officeooo:rsid="0080103f" officeooo:paragraph-rsid="0080103f"/>
    </style:style>
    <style:style style:name="P333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334" style:family="paragraph" style:parent-style-name="Table_20_Contents">
      <style:paragraph-properties fo:text-align="center" style:justify-single-word="false"/>
      <style:text-properties officeooo:rsid="0082c2e7" officeooo:paragraph-rsid="0125c95f"/>
    </style:style>
    <style:style style:name="P335" style:family="paragraph" style:parent-style-name="Table_20_Contents">
      <style:text-properties officeooo:rsid="0091eff5" officeooo:paragraph-rsid="0091eff5"/>
    </style:style>
    <style:style style:name="P336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337" style:family="paragraph" style:parent-style-name="Table_20_Contents">
      <style:text-properties officeooo:rsid="00b6c1fa" officeooo:paragraph-rsid="00b6c1fa"/>
    </style:style>
    <style:style style:name="P338" style:family="paragraph" style:parent-style-name="Table_20_Contents">
      <style:text-properties officeooo:rsid="007435fb" officeooo:paragraph-rsid="00f78902"/>
    </style:style>
    <style:style style:name="P339" style:family="paragraph" style:parent-style-name="Table_20_Contents">
      <style:text-properties officeooo:rsid="007435fb" officeooo:paragraph-rsid="0111642e"/>
    </style:style>
    <style:style style:name="P340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341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342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343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344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345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346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347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348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349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350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351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352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353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354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355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56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57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58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59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60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61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62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63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64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65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P366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69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70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73" style:family="paragraph" style:parent-style-name="Table_20_Contents">
      <style:text-properties officeooo:rsid="00d22949" officeooo:paragraph-rsid="00d22949"/>
    </style:style>
    <style:style style:name="P374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75" style:family="paragraph" style:parent-style-name="Table_20_Contents">
      <style:paragraph-properties fo:text-align="center" style:justify-single-word="false"/>
      <style:text-properties officeooo:rsid="00d22949" officeooo:paragraph-rsid="0125c95f"/>
    </style:style>
    <style:style style:name="P376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77" style:family="paragraph" style:parent-style-name="Table_20_Contents">
      <style:paragraph-properties fo:text-align="center" style:justify-single-word="false"/>
      <style:text-properties fo:font-size="12pt" officeooo:rsid="005f39e8" officeooo:paragraph-rsid="0125c95f" style:font-size-asian="12pt" style:font-size-complex="12pt"/>
    </style:style>
    <style:style style:name="P378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379" style:family="paragraph" style:parent-style-name="Table_20_Contents">
      <style:text-properties fo:font-size="12pt" officeooo:rsid="005f39e8" officeooo:paragraph-rsid="0125c95f" style:font-size-asian="12pt" style:font-size-complex="12pt"/>
    </style:style>
    <style:style style:name="P380" style:family="paragraph" style:parent-style-name="Table_20_Contents">
      <style:text-properties officeooo:rsid="00c042ca" officeooo:paragraph-rsid="00d2cda8"/>
    </style:style>
    <style:style style:name="P381" style:family="paragraph" style:parent-style-name="Table_20_Contents">
      <style:text-properties officeooo:rsid="00c042ca" officeooo:paragraph-rsid="0125c95f"/>
    </style:style>
    <style:style style:name="P382" style:family="paragraph" style:parent-style-name="Table_20_Contents">
      <style:text-properties officeooo:rsid="012a6b21" officeooo:paragraph-rsid="0162282a"/>
    </style:style>
    <style:style style:name="P383" style:family="paragraph" style:parent-style-name="Table_20_Contents">
      <style:text-properties officeooo:rsid="00741fe3" officeooo:paragraph-rsid="010fcb8c"/>
    </style:style>
    <style:style style:name="P384" style:family="paragraph" style:parent-style-name="Table_20_Contents">
      <style:text-properties officeooo:rsid="01262dac" officeooo:paragraph-rsid="01262dac"/>
    </style:style>
    <style:style style:name="P385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86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87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88" style:family="paragraph" style:parent-style-name="Standard">
      <style:paragraph-properties fo:break-before="page"/>
      <style:text-properties fo:font-size="15pt" fo:font-weight="bold" officeooo:rsid="01143ced" officeooo:paragraph-rsid="0118e63d" style:font-size-asian="15pt" style:font-weight-asian="bold" style:font-size-complex="15pt" style:font-weight-complex="bold"/>
    </style:style>
    <style:style style:name="P389" style:family="paragraph" style:parent-style-name="Standard">
      <style:paragraph-properties fo:break-before="page"/>
      <style:text-properties fo:font-size="15pt" fo:font-weight="bold" officeooo:rsid="008e7c68" officeooo:paragraph-rsid="0121872b" style:font-size-asian="15pt" style:font-weight-asian="bold" style:font-size-complex="15pt" style:font-weight-complex="bold"/>
    </style:style>
    <style:style style:name="P390" style:family="paragraph" style:parent-style-name="Standard">
      <style:paragraph-properties fo:break-before="page"/>
      <style:text-properties fo:font-size="15pt" fo:font-weight="bold" officeooo:paragraph-rsid="0125c95f" style:font-size-asian="15pt" style:font-weight-asian="bold" style:font-size-complex="15pt" style:font-weight-complex="bold"/>
    </style:style>
    <style:style style:name="P391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92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93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94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395" style:family="paragraph" style:parent-style-name="Standard">
      <style:paragraph-properties fo:break-before="page"/>
      <style:text-properties fo:font-weight="bold" officeooo:rsid="000a0ba2" officeooo:paragraph-rsid="0125c95f" style:font-weight-asian="bold" style:font-weight-complex="bold"/>
    </style:style>
    <style:style style:name="P396" style:family="paragraph" style:parent-style-name="Standard">
      <style:text-properties fo:font-weight="normal" officeooo:rsid="00ced058" officeooo:paragraph-rsid="0125c95f" style:font-weight-asian="normal" style:font-weight-complex="normal"/>
    </style:style>
    <style:style style:name="P397" style:family="paragraph" style:parent-style-name="Standard">
      <style:text-properties fo:font-weight="normal" officeooo:rsid="00ced058" officeooo:paragraph-rsid="012b4d33" style:font-weight-asian="normal" style:font-weight-complex="normal"/>
    </style:style>
    <style:style style:name="P398" style:family="paragraph" style:parent-style-name="Standard">
      <style:text-properties fo:font-weight="normal" officeooo:rsid="00084b9f" officeooo:paragraph-rsid="012b4d33" style:font-weight-asian="normal" style:font-weight-complex="normal"/>
    </style:style>
    <style:style style:name="P399" style:family="paragraph" style:parent-style-name="Standard">
      <style:text-properties fo:font-weight="normal" officeooo:rsid="0008a0bd" officeooo:paragraph-rsid="012b4d33" style:font-weight-asian="normal" style:font-weight-complex="normal"/>
    </style:style>
    <style:style style:name="P400" style:family="paragraph" style:parent-style-name="Standard">
      <style:text-properties fo:font-weight="normal" officeooo:rsid="000a003f" officeooo:paragraph-rsid="012b4d33" style:font-weight-asian="normal" style:font-weight-complex="normal"/>
    </style:style>
    <style:style style:name="P401" style:family="paragraph" style:parent-style-name="Standard">
      <style:text-properties fo:font-size="13pt" fo:font-weight="normal" officeooo:rsid="000a0ba2" officeooo:paragraph-rsid="0125c95f" style:font-size-asian="13pt" style:font-weight-asian="normal" style:font-size-complex="13pt" style:font-weight-complex="normal"/>
    </style:style>
    <style:style style:name="P402" style:family="paragraph" style:parent-style-name="Standard">
      <style:text-properties fo:font-size="13pt" fo:font-weight="normal" officeooo:rsid="000a0ba2" officeooo:paragraph-rsid="012b4d33" style:font-size-asian="13pt" style:font-weight-asian="normal" style:font-size-complex="13pt" style:font-weight-complex="normal"/>
    </style:style>
    <style:style style:name="P403" style:family="paragraph" style:parent-style-name="Standard">
      <style:text-properties fo:font-size="13pt" fo:font-weight="bold" officeooo:rsid="0008a0bd" officeooo:paragraph-rsid="012b4d33" style:font-size-asian="13pt" style:font-weight-asian="bold" style:font-size-complex="13pt" style:font-weight-complex="bold"/>
    </style:style>
    <style:style style:name="P404" style:family="paragraph" style:parent-style-name="Standard">
      <style:text-properties fo:font-weight="bold" officeooo:rsid="01262dac" officeooo:paragraph-rsid="0125c95f" style:font-weight-asian="bold" style:font-weight-complex="bold"/>
    </style:style>
    <style:style style:name="P405" style:family="paragraph" style:parent-style-name="Standard">
      <style:text-properties fo:font-weight="bold" officeooo:rsid="01262dac" officeooo:paragraph-rsid="012b4d33" style:font-weight-asian="bold" style:font-weight-complex="bold"/>
    </style:style>
    <style:style style:name="P406" style:family="paragraph" style:parent-style-name="Standard">
      <style:text-properties fo:font-weight="bold" officeooo:rsid="00084b9f" officeooo:paragraph-rsid="012b4d33" style:font-weight-asian="bold" style:font-weight-complex="bold"/>
    </style:style>
    <style:style style:name="P407" style:family="paragraph" style:parent-style-name="Standard">
      <style:text-properties fo:font-weight="bold" officeooo:rsid="0008a0bd" officeooo:paragraph-rsid="012b4d33" style:font-weight-asian="bold" style:font-weight-complex="bold"/>
    </style:style>
    <style:style style:name="P408" style:family="paragraph" style:parent-style-name="Standard">
      <style:text-properties fo:font-weight="bold" officeooo:rsid="005ade35" officeooo:paragraph-rsid="012b4d33" style:font-weight-asian="bold" style:font-weight-complex="bold"/>
    </style:style>
    <style:style style:name="P409" style:family="paragraph" style:parent-style-name="Standard">
      <style:text-properties fo:font-weight="bold" officeooo:rsid="005f39e8" officeooo:paragraph-rsid="012b4d33" style:font-weight-asian="bold" style:font-weight-complex="bold"/>
    </style:style>
    <style:style style:name="P410" style:family="paragraph" style:parent-style-name="Standard">
      <style:text-properties fo:font-weight="bold" officeooo:rsid="000a0ba2" officeooo:paragraph-rsid="012b4d33" style:font-weight-asian="bold" style:font-weight-complex="bold"/>
    </style:style>
    <style:style style:name="P411" style:family="paragraph" style:parent-style-name="Standard">
      <style:text-properties fo:font-weight="bold" officeooo:paragraph-rsid="012b4d33" style:font-weight-asian="bold" style:font-weight-complex="bold"/>
    </style:style>
    <style:style style:name="P412" style:family="paragraph" style:parent-style-name="Standard">
      <style:text-properties fo:font-style="italic" fo:font-weight="normal" officeooo:rsid="00a0b81e" officeooo:paragraph-rsid="01281283" style:font-style-asian="italic" style:font-weight-asian="normal" style:font-style-complex="italic" style:font-weight-complex="normal"/>
    </style:style>
    <style:style style:name="P413" style:family="paragraph" style:parent-style-name="Standard">
      <style:text-properties fo:font-style="italic" fo:font-weight="normal" officeooo:rsid="00a0b81e" officeooo:paragraph-rsid="0125c95f" style:font-style-asian="italic" style:font-weight-asian="normal" style:font-style-complex="italic" style:font-weight-complex="normal"/>
    </style:style>
    <style:style style:name="P414" style:family="paragraph" style:parent-style-name="Standard">
      <style:text-properties fo:font-style="italic" fo:font-weight="normal" officeooo:rsid="00a0b81e" officeooo:paragraph-rsid="012a0899" style:font-style-asian="italic" style:font-weight-asian="normal" style:font-style-complex="italic" style:font-weight-complex="normal"/>
    </style:style>
    <style:style style:name="P415" style:family="paragraph" style:parent-style-name="Standard">
      <style:text-properties fo:font-style="italic" fo:font-weight="normal" officeooo:rsid="00a0b81e" officeooo:paragraph-rsid="012b4d33" style:font-style-asian="italic" style:font-weight-asian="normal" style:font-style-complex="italic" style:font-weight-complex="normal"/>
    </style:style>
    <style:style style:name="P416" style:family="paragraph" style:parent-style-name="Standard">
      <style:text-properties fo:font-style="italic" fo:font-weight="normal" officeooo:rsid="00a0b81e" officeooo:paragraph-rsid="012d2a38" style:font-style-asian="italic" style:font-weight-asian="normal" style:font-style-complex="italic" style:font-weight-complex="normal"/>
    </style:style>
    <style:style style:name="P417" style:family="paragraph" style:parent-style-name="Standard">
      <style:text-properties fo:font-style="italic" fo:font-weight="normal" officeooo:rsid="00a0b81e" officeooo:paragraph-rsid="012fae53" style:font-style-asian="italic" style:font-weight-asian="normal" style:font-style-complex="italic" style:font-weight-complex="normal"/>
    </style:style>
    <style:style style:name="P418" style:family="paragraph" style:parent-style-name="Standard">
      <style:text-properties fo:font-style="italic" fo:font-weight="normal" officeooo:rsid="000a0ba2" officeooo:paragraph-rsid="0125c95f" style:font-style-asian="italic" style:font-weight-asian="normal" style:font-style-complex="italic" style:font-weight-complex="normal"/>
    </style:style>
    <style:style style:name="P419" style:family="paragraph" style:parent-style-name="Standard">
      <style:text-properties fo:font-style="italic" fo:font-weight="normal" officeooo:rsid="000a0ba2" officeooo:paragraph-rsid="012b4d33" style:font-style-asian="italic" style:font-weight-asian="normal" style:font-style-complex="italic" style:font-weight-complex="normal"/>
    </style:style>
    <style:style style:name="P420" style:family="paragraph" style:parent-style-name="Standard">
      <style:text-properties fo:font-style="italic" fo:font-weight="normal" officeooo:rsid="0126c412" officeooo:paragraph-rsid="012b4d33" style:font-style-asian="italic" style:font-weight-asian="normal" style:font-style-complex="italic" style:font-weight-complex="normal"/>
    </style:style>
    <style:style style:name="P421" style:family="paragraph" style:parent-style-name="Standard">
      <style:text-properties fo:font-style="italic" fo:font-weight="normal" officeooo:rsid="0126c412" officeooo:paragraph-rsid="012fae53" style:font-style-asian="italic" style:font-weight-asian="normal" style:font-style-complex="italic" style:font-weight-complex="normal"/>
    </style:style>
    <style:style style:name="P422" style:family="paragraph" style:parent-style-name="Standard">
      <style:text-properties fo:font-size="12pt" fo:font-style="italic" fo:font-weight="normal" officeooo:rsid="00a0b81e" officeooo:paragraph-rsid="0126c412" style:font-size-asian="12pt" style:font-style-asian="italic" style:font-weight-asian="normal" style:font-size-complex="12pt" style:font-style-complex="italic" style:font-weight-complex="normal"/>
    </style:style>
    <style:style style:name="P423" style:family="paragraph" style:parent-style-name="Standard">
      <style:text-properties fo:font-size="12pt" fo:font-style="italic" fo:font-weight="normal" officeooo:rsid="00a0b81e" officeooo:paragraph-rsid="012b4d33" style:font-size-asian="12pt" style:font-style-asian="italic" style:font-weight-asian="normal" style:font-size-complex="12pt" style:font-style-complex="italic" style:font-weight-complex="normal"/>
    </style:style>
    <style:style style:name="P424" style:family="paragraph" style:parent-style-name="Standard">
      <style:text-properties fo:font-size="12pt" fo:font-style="italic" fo:font-weight="normal" officeooo:rsid="00a0b81e" officeooo:paragraph-rsid="012fae53" style:font-size-asian="12pt" style:font-style-asian="italic" style:font-weight-asian="normal" style:font-size-complex="12pt" style:font-style-complex="italic" style:font-weight-complex="normal"/>
    </style:style>
    <style:style style:name="P425" style:family="paragraph" style:parent-style-name="Standard">
      <style:text-properties fo:font-size="12pt" fo:font-style="italic" fo:font-weight="bold" officeooo:rsid="00dbb4a4" officeooo:paragraph-rsid="012b4d33" style:font-size-asian="12pt" style:font-style-asian="italic" style:font-weight-asian="bold" style:font-size-complex="12pt" style:font-style-complex="italic" style:font-weight-complex="bold"/>
    </style:style>
    <style:style style:name="P426" style:family="paragraph" style:parent-style-name="Standard">
      <style:text-properties fo:font-size="12pt" fo:font-weight="normal" officeooo:rsid="000a003f" officeooo:paragraph-rsid="012b4d33" style:font-size-asian="12pt" style:font-weight-asian="normal" style:font-size-complex="12pt" style:font-weight-complex="normal"/>
    </style:style>
    <style:style style:name="P427" style:family="paragraph" style:parent-style-name="Standard">
      <style:text-properties fo:font-size="12pt" fo:font-weight="normal" officeooo:rsid="00084b9f" officeooo:paragraph-rsid="012b4d33" style:font-size-asian="12pt" style:font-weight-asian="normal" style:font-size-complex="12pt" style:font-weight-complex="normal"/>
    </style:style>
    <style:style style:name="P428" style:family="paragraph" style:parent-style-name="Standard">
      <style:text-properties fo:font-size="11pt" fo:font-weight="bold" officeooo:rsid="0008a0bd" officeooo:paragraph-rsid="012b4d33" style:font-size-asian="11pt" style:font-weight-asian="bold" style:font-size-complex="11pt" style:font-weight-complex="bold"/>
    </style:style>
    <style:style style:name="P429" style:family="paragraph" style:parent-style-name="Standard">
      <style:text-properties fo:font-style="normal" fo:font-weight="bold" officeooo:rsid="00d8ab15" officeooo:paragraph-rsid="012b4d33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fo:font-weight="bold" officeooo:rsid="000a8804" officeooo:paragraph-rsid="012b4d33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fo:font-weight="normal" officeooo:rsid="000a8804" officeooo:paragraph-rsid="012b4d33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0a8804" officeooo:paragraph-rsid="013127f6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officeooo:paragraph-rsid="012b4d33"/>
    </style:style>
    <style:style style:name="P434" style:family="paragraph" style:parent-style-name="Standard">
      <style:text-properties officeooo:paragraph-rsid="012fae53"/>
    </style:style>
    <style:style style:name="P435" style:family="paragraph" style:parent-style-name="Standard">
      <style:paragraph-properties fo:break-before="page"/>
      <style:text-properties fo:font-size="15pt" fo:font-weight="bold" officeooo:paragraph-rsid="012b4d33" style:font-size-asian="15pt" style:font-weight-asian="bold" style:font-size-complex="15pt" style:font-weight-complex="bold"/>
    </style:style>
    <style:style style:name="P436" style:family="paragraph" style:parent-style-name="Standard">
      <style:paragraph-properties fo:break-before="page"/>
      <style:text-properties fo:font-weight="bold" officeooo:rsid="000a0ba2" officeooo:paragraph-rsid="012fae53" style:font-weight-asian="bold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weight="bold" officeooo:rsid="000a003f" officeooo:paragraph-rsid="012b4d33" style:font-weight-asian="bold" style:font-weight-complex="bold"/>
    </style:style>
    <style:style style:name="P438" style:family="paragraph" style:parent-style-name="Table_20_Contents">
      <style:text-properties fo:font-weight="bold" officeooo:rsid="000a003f" officeooo:paragraph-rsid="012b4d33" style:font-weight-asian="bold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fo:font-weight="bold" officeooo:rsid="005f39e8" officeooo:paragraph-rsid="012b4d33" style:font-weight-asian="bold" style:font-weight-complex="bold"/>
    </style:style>
    <style:style style:name="P440" style:family="paragraph" style:parent-style-name="Table_20_Contents">
      <style:text-properties officeooo:rsid="01262dac" officeooo:paragraph-rsid="012b4d33"/>
    </style:style>
    <style:style style:name="P441" style:family="paragraph" style:parent-style-name="Table_20_Contents">
      <style:paragraph-properties fo:text-align="center" style:justify-single-word="false"/>
      <style:text-properties officeooo:rsid="00d22949" officeooo:paragraph-rsid="012b4d33"/>
    </style:style>
    <style:style style:name="P442" style:family="paragraph" style:parent-style-name="Table_20_Contents">
      <style:paragraph-properties fo:text-align="center" style:justify-single-word="false"/>
      <style:text-properties fo:font-size="12pt" officeooo:rsid="005f39e8" officeooo:paragraph-rsid="012b4d33" style:font-size-asian="12pt" style:font-size-complex="12pt"/>
    </style:style>
    <style:style style:name="P443" style:family="paragraph" style:parent-style-name="Table_20_Contents">
      <style:text-properties fo:font-size="12pt" officeooo:rsid="005f39e8" officeooo:paragraph-rsid="012b4d33" style:font-size-asian="12pt" style:font-size-complex="12pt"/>
    </style:style>
    <style:style style:name="P444" style:family="paragraph" style:parent-style-name="Table_20_Contents">
      <style:paragraph-properties fo:text-align="center" style:justify-single-word="false"/>
      <style:text-properties officeooo:rsid="005f39e8" officeooo:paragraph-rsid="012b4d33"/>
    </style:style>
    <style:style style:name="P445" style:family="paragraph" style:parent-style-name="Table_20_Contents">
      <style:text-properties officeooo:rsid="005f39e8" officeooo:paragraph-rsid="012b4d33"/>
    </style:style>
    <style:style style:name="P446" style:family="paragraph" style:parent-style-name="Table_20_Contents">
      <style:text-properties officeooo:rsid="00c042ca" officeooo:paragraph-rsid="012b4d33"/>
    </style:style>
    <style:style style:name="P447" style:family="paragraph" style:parent-style-name="Table_20_Contents">
      <style:paragraph-properties fo:text-align="center" style:justify-single-word="false"/>
      <style:text-properties officeooo:rsid="0078e3b6" officeooo:paragraph-rsid="012b4d33"/>
    </style:style>
    <style:style style:name="P448" style:family="paragraph" style:parent-style-name="Table_20_Contents">
      <style:text-properties officeooo:rsid="0078e3b6" officeooo:paragraph-rsid="012b4d33"/>
    </style:style>
    <style:style style:name="P449" style:family="paragraph" style:parent-style-name="Table_20_Contents">
      <style:paragraph-properties fo:text-align="center" style:justify-single-word="false"/>
      <style:text-properties officeooo:rsid="006232e6" officeooo:paragraph-rsid="012b4d33"/>
    </style:style>
    <style:style style:name="P450" style:family="paragraph" style:parent-style-name="Table_20_Contents">
      <style:text-properties officeooo:rsid="006232e6" officeooo:paragraph-rsid="012b4d33"/>
    </style:style>
    <style:style style:name="P451" style:family="paragraph" style:parent-style-name="Table_20_Contents">
      <style:paragraph-properties fo:text-align="center" style:justify-single-word="false"/>
      <style:text-properties officeooo:rsid="0063adbe" officeooo:paragraph-rsid="012b4d33"/>
    </style:style>
    <style:style style:name="P452" style:family="paragraph" style:parent-style-name="Table_20_Contents">
      <style:text-properties officeooo:rsid="0072af4f" officeooo:paragraph-rsid="012b4d33"/>
    </style:style>
    <style:style style:name="P453" style:family="paragraph" style:parent-style-name="Table_20_Contents">
      <style:paragraph-properties fo:text-align="center" style:justify-single-word="false"/>
      <style:text-properties officeooo:rsid="007a820b" officeooo:paragraph-rsid="012b4d33"/>
    </style:style>
    <style:style style:name="P454" style:family="paragraph" style:parent-style-name="Table_20_Contents">
      <style:text-properties officeooo:rsid="007a820b" officeooo:paragraph-rsid="012b4d33"/>
    </style:style>
    <style:style style:name="P455" style:family="paragraph" style:parent-style-name="Table_20_Contents">
      <style:text-properties officeooo:rsid="012e5cd2" officeooo:paragraph-rsid="012e5cd2"/>
    </style:style>
    <style:style style:name="P456" style:family="paragraph" style:parent-style-name="Table_20_Contents">
      <style:paragraph-properties fo:text-align="center" style:justify-single-word="false"/>
      <style:text-properties officeooo:rsid="012e5cd2" officeooo:paragraph-rsid="012e5cd2"/>
    </style:style>
    <style:style style:name="P457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458" style:family="paragraph" style:parent-style-name="Table_20_Contents">
      <style:text-properties officeooo:rsid="00777232" officeooo:paragraph-rsid="012e5cd2"/>
    </style:style>
    <style:style style:name="P459" style:family="paragraph" style:parent-style-name="Table_20_Contents">
      <style:text-properties officeooo:rsid="012fae53" officeooo:paragraph-rsid="012fae53"/>
    </style:style>
    <style:style style:name="P460" style:family="paragraph" style:parent-style-name="Table_20_Contents">
      <style:paragraph-properties fo:text-align="center" style:justify-single-word="false"/>
      <style:text-properties officeooo:rsid="012fae53" officeooo:paragraph-rsid="012fae53"/>
    </style:style>
    <style:style style:name="P461" style:family="paragraph" style:parent-style-name="Table_20_Contents">
      <style:text-properties officeooo:rsid="0134b988" officeooo:paragraph-rsid="0134b988"/>
    </style:style>
    <style:style style:name="P462" style:family="paragraph" style:parent-style-name="Table_20_Contents">
      <style:paragraph-properties fo:text-align="center" style:justify-single-word="false"/>
      <style:text-properties officeooo:rsid="0134b988" officeooo:paragraph-rsid="0134b98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0df74b2" style:font-style-asian="italic" style:font-style-complex="italic"/>
    </style:style>
    <style:style style:name="T32" style:family="text">
      <style:text-properties fo:font-style="italic" officeooo:rsid="00e3f1ff" style:font-style-asian="italic" style:font-style-complex="italic"/>
    </style:style>
    <style:style style:name="T33" style:family="text">
      <style:text-properties fo:font-style="italic" officeooo:rsid="00dbe0fe" style:font-style-asian="italic" style:font-style-complex="italic"/>
    </style:style>
    <style:style style:name="T34" style:family="text">
      <style:text-properties fo:font-style="italic" officeooo:rsid="00f9951e" style:font-style-asian="italic" style:font-style-complex="italic"/>
    </style:style>
    <style:style style:name="T35" style:family="text">
      <style:text-properties fo:font-style="italic" officeooo:rsid="00f9da51" style:font-style-asian="italic" style:font-style-complex="italic"/>
    </style:style>
    <style:style style:name="T36" style:family="text">
      <style:text-properties fo:font-style="italic" officeooo:rsid="00fe9f59" style:font-style-asian="italic" style:font-style-complex="italic"/>
    </style:style>
    <style:style style:name="T37" style:family="text">
      <style:text-properties fo:font-style="italic" officeooo:rsid="010824b2" style:font-style-asian="italic" style:font-style-complex="italic"/>
    </style:style>
    <style:style style:name="T38" style:family="text">
      <style:text-properties fo:font-style="italic" officeooo:rsid="0108cbd0" style:font-style-asian="italic" style:font-style-complex="italic"/>
    </style:style>
    <style:style style:name="T39" style:family="text">
      <style:text-properties fo:font-style="italic" officeooo:rsid="0126c412" style:font-style-asian="italic" style:font-style-complex="italic"/>
    </style:style>
    <style:style style:name="T40" style:family="text">
      <style:text-properties fo:font-style="italic" officeooo:rsid="01281283" style:font-style-asian="italic" style:font-style-complex="italic"/>
    </style:style>
    <style:style style:name="T41" style:family="text">
      <style:text-properties fo:font-style="italic" officeooo:rsid="012fae53" style:font-style-asian="italic" style:font-style-complex="italic"/>
    </style:style>
    <style:style style:name="T42" style:family="text">
      <style:text-properties fo:font-style="italic" officeooo:rsid="013127f6" style:font-style-asian="italic" style:font-style-complex="italic"/>
    </style:style>
    <style:style style:name="T43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officeooo:rsid="00a0b81e" style:font-style-asian="italic" style:font-weight-asian="normal" style:font-style-complex="italic" style:font-weight-complex="normal"/>
    </style:style>
    <style:style style:name="T45" style:family="text">
      <style:text-properties officeooo:rsid="003c6a3c"/>
    </style:style>
    <style:style style:name="T46" style:family="text">
      <style:text-properties officeooo:rsid="003ddcbb"/>
    </style:style>
    <style:style style:name="T47" style:family="text">
      <style:text-properties officeooo:rsid="0040a1ec"/>
    </style:style>
    <style:style style:name="T48" style:family="text">
      <style:text-properties officeooo:rsid="00424429"/>
    </style:style>
    <style:style style:name="T49" style:family="text">
      <style:text-properties officeooo:rsid="0043a449"/>
    </style:style>
    <style:style style:name="T50" style:family="text">
      <style:text-properties officeooo:rsid="0048d04d"/>
    </style:style>
    <style:style style:name="T51" style:family="text">
      <style:text-properties officeooo:rsid="00490090"/>
    </style:style>
    <style:style style:name="T52" style:family="text">
      <style:text-properties officeooo:rsid="0049be94"/>
    </style:style>
    <style:style style:name="T53" style:family="text">
      <style:text-properties officeooo:rsid="004a3cb2"/>
    </style:style>
    <style:style style:name="T54" style:family="text">
      <style:text-properties officeooo:rsid="004a59a7"/>
    </style:style>
    <style:style style:name="T55" style:family="text">
      <style:text-properties officeooo:rsid="004acf3f"/>
    </style:style>
    <style:style style:name="T56" style:family="text">
      <style:text-properties officeooo:rsid="004b1523"/>
    </style:style>
    <style:style style:name="T57" style:family="text">
      <style:text-properties officeooo:rsid="004da29b"/>
    </style:style>
    <style:style style:name="T58" style:family="text">
      <style:text-properties fo:font-weight="bold" officeooo:rsid="004da29b" style:font-weight-asian="bold" style:font-weight-complex="bold"/>
    </style:style>
    <style:style style:name="T59" style:family="text">
      <style:text-properties fo:font-weight="bold" officeooo:rsid="000a0ba2" style:font-weight-asian="bold" style:font-weight-complex="bold"/>
    </style:style>
    <style:style style:name="T60" style:family="text">
      <style:text-properties fo:font-weight="bold" officeooo:rsid="004a3cb2" style:font-weight-asian="bold" style:font-weight-complex="bold"/>
    </style:style>
    <style:style style:name="T61" style:family="text">
      <style:text-properties fo:font-weight="bold" officeooo:rsid="0052cdb1" style:font-weight-asian="bold" style:font-weight-complex="bold"/>
    </style:style>
    <style:style style:name="T62" style:family="text">
      <style:text-properties fo:font-weight="bold" officeooo:rsid="00c2048b" style:font-weight-asian="bold" style:font-weight-complex="bold"/>
    </style:style>
    <style:style style:name="T63" style:family="text">
      <style:text-properties fo:font-weight="bold" officeooo:rsid="00868d7d" style:font-weight-asian="bold" style:font-weight-complex="bold"/>
    </style:style>
    <style:style style:name="T64" style:family="text">
      <style:text-properties fo:font-weight="bold" officeooo:rsid="011982a0" style:font-weight-asian="bold" style:font-weight-complex="bold"/>
    </style:style>
    <style:style style:name="T65" style:family="text">
      <style:text-properties officeooo:rsid="0050ffb3"/>
    </style:style>
    <style:style style:name="T66" style:family="text">
      <style:text-properties officeooo:rsid="0056849c"/>
    </style:style>
    <style:style style:name="T67" style:family="text">
      <style:text-properties officeooo:rsid="005ade35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3c6a3c" style:font-size-asian="12pt" style:font-size-complex="12pt"/>
    </style:style>
    <style:style style:name="T70" style:family="text">
      <style:text-properties fo:font-size="12pt" officeooo:rsid="00dbb4a4" style:font-size-asian="12pt" style:font-size-complex="12pt"/>
    </style:style>
    <style:style style:name="T71" style:family="text">
      <style:text-properties fo:font-size="12pt" officeooo:rsid="00471a09" style:font-size-asian="12pt" style:font-size-complex="12pt"/>
    </style:style>
    <style:style style:name="T72" style:family="text">
      <style:text-properties fo:font-size="12pt" officeooo:rsid="00c042ca" style:font-size-asian="12pt" style:font-size-complex="12pt"/>
    </style:style>
    <style:style style:name="T73" style:family="text">
      <style:text-properties fo:font-size="12pt" officeooo:rsid="00868d7d" style:font-size-asian="12pt" style:font-size-complex="12pt"/>
    </style:style>
    <style:style style:name="T74" style:family="text">
      <style:text-properties fo:font-size="12pt" officeooo:rsid="011982a0" style:font-size-asian="12pt" style:font-size-complex="12pt"/>
    </style:style>
    <style:style style:name="T75" style:family="text">
      <style:text-properties fo:font-size="12pt" officeooo:rsid="01262dac" style:font-size-asian="12pt" style:font-size-complex="12pt"/>
    </style:style>
    <style:style style:name="T76" style:family="text">
      <style:text-properties fo:font-size="12pt" fo:font-style="normal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11982a0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0a0ba2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868d7d" style:font-size-asian="12pt" style:font-style-asian="normal" style:font-size-complex="12pt" style:font-style-complex="normal"/>
    </style:style>
    <style:style style:name="T83" style:family="text">
      <style:text-properties fo:font-size="12pt" fo:font-style="normal" officeooo:rsid="012fae53" style:font-size-asian="12pt" style:font-style-asian="normal" style:font-size-complex="12pt" style:font-style-complex="normal"/>
    </style:style>
    <style:style style:name="T84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size="12pt" fo:font-style="normal" fo:font-weight="bold" officeooo:rsid="00868d7d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fo:font-size="12pt" fo:font-style="normal" fo:font-weight="bold" officeooo:rsid="011982a0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fo:font-size="12pt" fo:font-style="normal" fo:font-weight="bold" officeooo:rsid="01262dac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fo:font-size="12pt" fo:font-style="normal" fo:font-weight="bold" officeooo:rsid="00df74b2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font-size="12pt" fo:font-style="normal" fo:font-weight="bold" officeooo:rsid="012fae53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fo:font-size="12pt" fo:font-weight="bold" officeooo:rsid="00868d7d" style:font-size-asian="12pt" style:font-weight-asian="bold" style:font-size-complex="12pt" style:font-weight-complex="bold"/>
    </style:style>
    <style:style style:name="T99" style:family="text">
      <style:text-properties fo:font-size="12pt" fo:font-weight="bold" officeooo:rsid="011982a0" style:font-size-asian="12pt" style:font-weight-asian="bold" style:font-size-complex="12pt" style:font-weight-complex="bold"/>
    </style:style>
    <style:style style:name="T100" style:family="text">
      <style:text-properties fo:font-size="12pt" fo:font-weight="bold" officeooo:rsid="000a0ba2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4a3cb2" style:font-size-asian="12pt" style:font-weight-asian="bold" style:font-size-complex="12pt" style:font-weight-complex="bold"/>
    </style:style>
    <style:style style:name="T102" style:family="text">
      <style:text-properties officeooo:rsid="005ba7be"/>
    </style:style>
    <style:style style:name="T103" style:family="text">
      <style:text-properties officeooo:rsid="00633b63"/>
    </style:style>
    <style:style style:name="T104" style:family="text">
      <style:text-properties officeooo:rsid="006dc825"/>
    </style:style>
    <style:style style:name="T105" style:family="text">
      <style:text-properties officeooo:rsid="00741fe3"/>
    </style:style>
    <style:style style:name="T106" style:family="text">
      <style:text-properties officeooo:rsid="00755b6a"/>
    </style:style>
    <style:style style:name="T107" style:family="text">
      <style:text-properties officeooo:rsid="007a820b"/>
    </style:style>
    <style:style style:name="T108" style:family="text">
      <style:text-properties officeooo:rsid="007d26de"/>
    </style:style>
    <style:style style:name="T109" style:family="text">
      <style:text-properties officeooo:rsid="007dd9ea"/>
    </style:style>
    <style:style style:name="T110" style:family="text">
      <style:text-properties officeooo:rsid="007f399d"/>
    </style:style>
    <style:style style:name="T111" style:family="text">
      <style:text-properties officeooo:rsid="00816eb4"/>
    </style:style>
    <style:style style:name="T112" style:family="text">
      <style:text-properties officeooo:rsid="00a4d103"/>
    </style:style>
    <style:style style:name="T113" style:family="text">
      <style:text-properties officeooo:rsid="00a52572"/>
    </style:style>
    <style:style style:name="T114" style:family="text">
      <style:text-properties officeooo:rsid="0084d8f0"/>
    </style:style>
    <style:style style:name="T115" style:family="text">
      <style:text-properties fo:font-weight="normal" officeooo:rsid="00106510" style:font-weight-asian="normal" style:font-weight-complex="normal"/>
    </style:style>
    <style:style style:name="T116" style:family="text">
      <style:text-properties fo:font-weight="normal" officeooo:rsid="00a0b81e" style:font-weight-asian="normal" style:font-weight-complex="normal"/>
    </style:style>
    <style:style style:name="T117" style:family="text">
      <style:text-properties fo:font-weight="normal" officeooo:rsid="009e9d14" style:font-weight-asian="normal" style:font-weight-complex="normal"/>
    </style:style>
    <style:style style:name="T118" style:family="text">
      <style:text-properties fo:font-weight="normal" officeooo:rsid="00886a08" style:font-weight-asian="normal" style:font-weight-complex="normal"/>
    </style:style>
    <style:style style:name="T119" style:family="text">
      <style:text-properties fo:font-weight="normal" officeooo:rsid="00df74b2" style:font-weight-asian="normal" style:font-weight-complex="normal"/>
    </style:style>
    <style:style style:name="T120" style:family="text">
      <style:text-properties fo:font-weight="normal" officeooo:rsid="00f9da51" style:font-weight-asian="normal" style:font-weight-complex="normal"/>
    </style:style>
    <style:style style:name="T121" style:family="text">
      <style:text-properties officeooo:rsid="00886a08"/>
    </style:style>
    <style:style style:name="T122" style:family="text">
      <style:text-properties officeooo:rsid="00891120"/>
    </style:style>
    <style:style style:name="T123" style:family="text">
      <style:text-properties officeooo:rsid="0090cb53"/>
    </style:style>
    <style:style style:name="T124" style:family="text">
      <style:text-properties officeooo:rsid="0096e3ff"/>
    </style:style>
    <style:style style:name="T125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12fae53" style:font-style-asian="normal" style:font-weight-asian="bold" style:font-style-complex="normal" style:font-weight-complex="bold"/>
    </style:style>
    <style:style style:name="T128" style:family="text">
      <style:text-properties officeooo:rsid="009989ca"/>
    </style:style>
    <style:style style:name="T129" style:family="text">
      <style:text-properties officeooo:rsid="00a38390"/>
    </style:style>
    <style:style style:name="T130" style:family="text">
      <style:text-properties officeooo:rsid="00a750c4"/>
    </style:style>
    <style:style style:name="T131" style:family="text">
      <style:text-properties officeooo:rsid="00acded4"/>
    </style:style>
    <style:style style:name="T132" style:family="text">
      <style:text-properties officeooo:rsid="00be6523"/>
    </style:style>
    <style:style style:name="T133" style:family="text">
      <style:text-properties fo:font-size="11pt" style:font-size-asian="11pt" style:font-size-complex="11pt"/>
    </style:style>
    <style:style style:name="T134" style:family="text">
      <style:text-properties fo:font-size="11pt" officeooo:rsid="000a8804" style:font-size-asian="11pt" style:font-size-complex="11pt"/>
    </style:style>
    <style:style style:name="T135" style:family="text">
      <style:text-properties fo:font-size="11pt" officeooo:rsid="004acf3f" style:font-size-asian="11pt" style:font-size-complex="11pt"/>
    </style:style>
    <style:style style:name="T136" style:family="text">
      <style:text-properties fo:font-size="11pt" officeooo:rsid="00c269fc" style:font-size-asian="11pt" style:font-size-complex="11pt"/>
    </style:style>
    <style:style style:name="T137" style:family="text">
      <style:text-properties fo:font-size="11pt" officeooo:rsid="000f69b3" style:font-size-asian="11pt" style:font-size-complex="11pt"/>
    </style:style>
    <style:style style:name="T138" style:family="text">
      <style:text-properties fo:font-size="11pt" officeooo:rsid="01143ced" style:font-size-asian="11pt" style:font-size-complex="11pt"/>
    </style:style>
    <style:style style:name="T139" style:family="text">
      <style:text-properties fo:font-size="11pt" officeooo:rsid="0114fa9e" style:font-size-asian="11pt" style:font-size-complex="11pt"/>
    </style:style>
    <style:style style:name="T140" style:family="text">
      <style:text-properties fo:font-size="11pt" officeooo:rsid="01167309" style:font-size-asian="11pt" style:font-size-complex="11pt"/>
    </style:style>
    <style:style style:name="T141" style:family="text">
      <style:text-properties fo:font-size="11pt" officeooo:rsid="00dbe0fe" style:font-size-asian="11pt" style:font-size-complex="11pt"/>
    </style:style>
    <style:style style:name="T142" style:family="text">
      <style:text-properties fo:font-size="11pt" officeooo:rsid="00eb1e79" style:font-size-asian="11pt" style:font-size-complex="11pt"/>
    </style:style>
    <style:style style:name="T143" style:family="text">
      <style:text-properties fo:font-size="11pt" officeooo:rsid="011e08dc" style:font-size-asian="11pt" style:font-size-complex="11pt"/>
    </style:style>
    <style:style style:name="T144" style:family="text">
      <style:text-properties fo:font-size="11pt" officeooo:rsid="012a0899" style:font-size-asian="11pt" style:font-size-complex="11pt"/>
    </style:style>
    <style:style style:name="T145" style:family="text">
      <style:text-properties fo:font-size="11pt" fo:font-style="italic" style:font-size-asian="11pt" style:font-style-asian="italic" style:font-size-complex="11pt" style:font-style-complex="italic"/>
    </style:style>
    <style:style style:name="T146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47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48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49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50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51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52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53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54" style:family="text">
      <style:text-properties fo:font-size="11pt" fo:font-style="italic" officeooo:rsid="00eb1e79" style:font-size-asian="11pt" style:font-style-asian="italic" style:font-size-complex="11pt" style:font-style-complex="italic"/>
    </style:style>
    <style:style style:name="T155" style:family="text">
      <style:text-properties fo:font-size="11pt" fo:font-style="italic" officeooo:rsid="015f6016" style:font-size-asian="11pt" style:font-style-asian="italic" style:font-size-complex="11pt" style:font-style-complex="italic"/>
    </style:style>
    <style:style style:name="T156" style:family="text">
      <style:text-properties fo:font-size="11pt" fo:font-style="italic" officeooo:rsid="00df74b2" style:font-size-asian="11pt" style:font-style-asian="italic" style:font-size-complex="11pt" style:font-style-complex="italic"/>
    </style:style>
    <style:style style:name="T157" style:family="text">
      <style:text-properties fo:font-size="11pt" fo:font-style="italic" officeooo:rsid="00e0afbd" style:font-size-asian="11pt" style:font-style-asian="italic" style:font-size-complex="11pt" style:font-style-complex="italic"/>
    </style:style>
    <style:style style:name="T158" style:family="text">
      <style:text-properties fo:font-size="11pt" fo:font-style="italic" officeooo:rsid="011e08dc" style:font-size-asian="11pt" style:font-style-asian="italic" style:font-size-complex="11pt" style:font-style-complex="italic"/>
    </style:style>
    <style:style style:name="T159" style:family="text">
      <style:text-properties fo:font-size="11pt" fo:font-style="italic" officeooo:rsid="01262dac" style:font-size-asian="11pt" style:font-style-asian="italic" style:font-size-complex="11pt" style:font-style-complex="italic"/>
    </style:style>
    <style:style style:name="T160" style:family="text">
      <style:text-properties fo:font-size="11pt" fo:font-style="italic" officeooo:rsid="01281283" style:font-size-asian="11pt" style:font-style-asian="italic" style:font-size-complex="11pt" style:font-style-complex="italic"/>
    </style:style>
    <style:style style:name="T161" style:family="text">
      <style:text-properties officeooo:rsid="00c02a0e"/>
    </style:style>
    <style:style style:name="T162" style:family="text">
      <style:text-properties officeooo:rsid="00c042ca"/>
    </style:style>
    <style:style style:name="T163" style:family="text">
      <style:text-properties officeooo:rsid="00c1cf8b"/>
    </style:style>
    <style:style style:name="T164" style:family="text">
      <style:text-properties officeooo:rsid="00c2048b"/>
    </style:style>
    <style:style style:name="T165" style:family="text">
      <style:text-properties officeooo:rsid="00c6ae31"/>
    </style:style>
    <style:style style:name="T166" style:family="text">
      <style:text-properties officeooo:rsid="00c86d56"/>
    </style:style>
    <style:style style:name="T167" style:family="text">
      <style:text-properties officeooo:rsid="000a003f"/>
    </style:style>
    <style:style style:name="T168" style:family="text">
      <style:text-properties officeooo:rsid="00cb32ad"/>
    </style:style>
    <style:style style:name="T169" style:family="text">
      <style:text-properties officeooo:rsid="00ced058"/>
    </style:style>
    <style:style style:name="T170" style:family="text">
      <style:text-properties officeooo:rsid="008f01fd"/>
    </style:style>
    <style:style style:name="T171" style:family="text">
      <style:text-properties officeooo:rsid="0008a0bd"/>
    </style:style>
    <style:style style:name="T172" style:family="text">
      <style:text-properties officeooo:rsid="00cff4aa"/>
    </style:style>
    <style:style style:name="T173" style:family="text">
      <style:text-properties officeooo:rsid="00945209"/>
    </style:style>
    <style:style style:name="T174" style:family="text">
      <style:text-properties officeooo:rsid="00d6c54d"/>
    </style:style>
    <style:style style:name="T175" style:family="text">
      <style:text-properties officeooo:rsid="00df74b2"/>
    </style:style>
    <style:style style:name="T176" style:family="text">
      <style:text-properties officeooo:rsid="018e14c1"/>
    </style:style>
    <style:style style:name="T177" style:family="text">
      <style:text-properties officeooo:rsid="00e3f1ff"/>
    </style:style>
    <style:style style:name="T178" style:family="text">
      <style:text-properties officeooo:rsid="00e89399"/>
    </style:style>
    <style:style style:name="T179" style:family="text">
      <style:text-properties officeooo:rsid="00ecdd30"/>
    </style:style>
    <style:style style:name="T180" style:family="text">
      <style:text-properties officeooo:rsid="00ee38c9"/>
    </style:style>
    <style:style style:name="T181" style:family="text">
      <style:text-properties officeooo:rsid="00ee4cbd"/>
    </style:style>
    <style:style style:name="T182" style:family="text">
      <style:text-properties officeooo:rsid="03ee0d0e"/>
    </style:style>
    <style:style style:name="T183" style:family="text">
      <style:text-properties officeooo:rsid="00f59c4e"/>
    </style:style>
    <style:style style:name="T184" style:family="text">
      <style:text-properties officeooo:rsid="00f78902"/>
    </style:style>
    <style:style style:name="T185" style:family="text">
      <style:text-properties officeooo:rsid="00f93f80"/>
    </style:style>
    <style:style style:name="T186" style:family="text">
      <style:text-properties officeooo:rsid="00fd22c7"/>
    </style:style>
    <style:style style:name="T187" style:family="text">
      <style:text-properties officeooo:rsid="00fffbb4"/>
    </style:style>
    <style:style style:name="T188" style:family="text">
      <style:text-properties officeooo:rsid="01041872"/>
    </style:style>
    <style:style style:name="T189" style:family="text">
      <style:text-properties officeooo:rsid="0105de12"/>
    </style:style>
    <style:style style:name="T190" style:family="text">
      <style:text-properties officeooo:rsid="010d6ae7"/>
    </style:style>
    <style:style style:name="T191" style:family="text">
      <style:text-properties officeooo:rsid="01143ced"/>
    </style:style>
    <style:style style:name="T192" style:family="text">
      <style:text-properties officeooo:rsid="011982a0"/>
    </style:style>
    <style:style style:name="T193" style:family="text">
      <style:text-properties officeooo:rsid="00868d7d"/>
    </style:style>
    <style:style style:name="T194" style:family="text">
      <style:text-properties officeooo:rsid="011a1026"/>
    </style:style>
    <style:style style:name="T195" style:family="text">
      <style:text-properties officeooo:rsid="011be7fe"/>
    </style:style>
    <style:style style:name="T196" style:family="text">
      <style:text-properties officeooo:rsid="01236941"/>
    </style:style>
    <style:style style:name="T197" style:family="text">
      <style:text-properties officeooo:rsid="01262dac"/>
    </style:style>
    <style:style style:name="T198" style:family="text">
      <style:text-properties officeooo:rsid="0126c412"/>
    </style:style>
    <style:style style:name="T199" style:family="text">
      <style:text-properties officeooo:rsid="01281283"/>
    </style:style>
    <style:style style:name="T200" style:family="text">
      <style:text-properties officeooo:rsid="012a0899"/>
    </style:style>
    <style:style style:name="T201" style:family="text">
      <style:text-properties officeooo:rsid="012b4d33"/>
    </style:style>
    <style:style style:name="T202" style:family="text">
      <style:text-properties officeooo:rsid="012e5cd2"/>
    </style:style>
    <style:style style:name="T203" style:family="text">
      <style:text-properties officeooo:rsid="012fae53"/>
    </style:style>
    <style:style style:name="T204" style:family="text">
      <style:text-properties officeooo:rsid="013127f6"/>
    </style:style>
    <style:style style:name="T205" style:family="text">
      <style:text-properties officeooo:rsid="01331436"/>
    </style:style>
    <style:style style:name="T206" style:family="text">
      <style:text-properties officeooo:rsid="01338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0"><text:span text:style-name="T191">apis/{api_id}</text:span>/<text:span text:style-name="T45">users</text:span></text:p>
      <text:p text:style-name="P1"/>
      <text:p text:style-name="P206">A co<text:span text:style-name="T46">llection of the users of the specified API being managed by the Chantico server.</text:span></text:p>
      <text:p text:style-name="P207"/>
      <text:p text:style-name="P195">Supported Request <text:span text:style-name="T167">M</text:span>ethods</text:p>
      <text:p text:style-name="P207"/>
      <text:p text:style-name="P209">GET – Returns a list of managed users <text:span text:style-name="T191">for the specified API</text:span></text:p>
      <text:p text:style-name="P208">POST – <text:span text:style-name="T47">Adds a new managed user for the given API</text:span></text:p>
      <text:p text:style-name="P208"/>
      <text:p text:style-name="P197">Supported <text:span text:style-name="T167">F</text:span>ormats</text:p>
      <text:p text:style-name="P197"/>
      <text:p text:style-name="P210">json</text:p>
      <text:p text:style-name="P210"/>
      <text:p text:style-name="P197">Authentication</text:p>
      <text:p text:style-name="P197"/>
      <text:p text:style-name="P211">Basic <text:span text:style-name="T48">(Only a Chantico administrator can list or create users)</text:span></text:p>
      <text:p text:style-name="P212"/>
      <text:p text:style-name="P200">Query Parameters (GET)</text:p>
      <text:p text:style-name="P2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6">Name</text:p>
          </table:table-cell>
          <table:table-cell table:style-name="Table1.A1" office:value-type="string">
            <text:p text:style-name="P367">Inclusion</text:p>
          </table:table-cell>
          <table:table-cell table:style-name="Table1.C1" office:value-type="string">
            <text:p text:style-name="P366">Description</text:p>
          </table:table-cell>
        </table:table-row>
        <table:table-row>
          <table:table-cell table:style-name="Table1.A2" office:value-type="string">
            <text:p text:style-name="P343">page</text:p>
          </table:table-cell>
          <table:table-cell table:style-name="Table1.A2" office:value-type="string">
            <text:p text:style-name="P346">optional</text:p>
          </table:table-cell>
          <table:table-cell table:style-name="Table1.C2" office:value-type="string">
            <text:p text:style-name="P344"><text:span text:style-name="T112">The display </text:span>page of a paginated user list.</text:p>
          </table:table-cell>
        </table:table-row>
        <table:table-row>
          <table:table-cell table:style-name="Table1.A2" office:value-type="string">
            <text:p text:style-name="P343">results</text:p>
          </table:table-cell>
          <table:table-cell table:style-name="Table1.A2" office:value-type="string">
            <text:p text:style-name="P346">optional</text:p>
          </table:table-cell>
          <table:table-cell table:style-name="Table1.C2" office:value-type="string">
            <text:p text:style-name="P345">The number of <text:span text:style-name="T114">users</text:span> <text:span text:style-name="T113">that make up a page.</text:span></text:p>
          </table:table-cell>
        </table:table-row>
        <table:table-row>
          <table:table-cell table:style-name="Table1.A2" office:value-type="string">
            <text:p text:style-name="P342">usernames</text:p>
          </table:table-cell>
          <table:table-cell table:style-name="Table1.A2" office:value-type="string">
            <text:p text:style-name="P341">optional</text:p>
          </table:table-cell>
          <table:table-cell table:style-name="Table1.C2" office:value-type="string">
            <text:p text:style-name="P340">A comma-separated list of <text:span text:style-name="T166">usernames to include in the results</text:span>.</text:p>
          </table:table-cell>
        </table:table-row>
      </table:table>
      <text:p text:style-name="P196"/>
      <text:p text:style-name="P201">Arguments <text:span text:style-name="T49">(POST)</text:span></text:p>
      <text:p text:style-name="P2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69">Name</text:p>
          </table:table-cell>
          <table:table-cell table:style-name="Table2.A1" office:value-type="string">
            <text:p text:style-name="P368">Inclusion</text:p>
          </table:table-cell>
          <table:table-cell table:style-name="Table2.C1" office:value-type="string">
            <text:p text:style-name="P369">Description</text:p>
          </table:table-cell>
        </table:table-row>
        <table:table-row>
          <table:table-cell table:style-name="Table2.A2" office:value-type="string">
            <text:p text:style-name="P347">username</text:p>
          </table:table-cell>
          <table:table-cell table:style-name="Table2.A2" office:value-type="string">
            <text:p text:style-name="P348">required</text:p>
          </table:table-cell>
          <table:table-cell table:style-name="Table2.C2" office:value-type="string">
            <text:p text:style-name="P349">A unique string <text:span text:style-name="T50">with which</text:span> to identify this user.</text:p>
          </table:table-cell>
        </table:table-row>
        <table:table-row>
          <table:table-cell table:style-name="Table2.A2" office:value-type="string">
            <text:p text:style-name="P347">authentication</text:p>
          </table:table-cell>
          <table:table-cell table:style-name="Table2.A2" office:value-type="string">
            <text:p text:style-name="P348">required</text:p>
          </table:table-cell>
          <table:table-cell table:style-name="Table2.C2" office:value-type="string">
            <text:p text:style-name="P347"><text:span text:style-name="T165">T</text:span>he token <text:span text:style-name="T51">need</text:span>ed to authenticate this user.</text:p>
          </table:table-cell>
        </table:table-row>
        <table:table-row>
          <table:table-cell table:style-name="Table2.A2" office:value-type="string">
            <text:p text:style-name="P351">role</text:p>
          </table:table-cell>
          <table:table-cell table:style-name="Table2.A2" office:value-type="string">
            <text:p text:style-name="P352">required</text:p>
          </table:table-cell>
          <table:table-cell table:style-name="Table2.C2" office:value-type="string">
            <text:p text:style-name="P351">Indicates the type of access <text:span text:style-name="T49">Chantico should request for this user</text:span>.</text:p>
          </table:table-cell>
        </table:table-row>
        <table:table-row>
          <table:table-cell table:style-name="Table2.A2" office:value-type="string">
            <text:p text:style-name="P353">options</text:p>
          </table:table-cell>
          <table:table-cell table:style-name="Table2.A2" office:value-type="string">
            <text:p text:style-name="P350">optional</text:p>
          </table:table-cell>
          <table:table-cell table:style-name="Table2.C2" office:value-type="string">
            <text:p text:style-name="P349"><text:span text:style-name="T66">A</text:span>dditional <text:span text:style-name="T52">directives </text:span>for requesting <text:span text:style-name="T66">API access from the</text:span> server.</text:p>
          </table:table-cell>
        </table:table-row>
      </table:table>
      <text:p text:style-name="P215"/>
      <text:p text:style-name="P202">Response Errors</text:p>
      <text:p text:style-name="P20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1">Error</text:p>
          </table:table-cell>
          <table:table-cell table:style-name="Table3.A1" office:value-type="string">
            <text:p text:style-name="P371">Reason</text:p>
          </table:table-cell>
          <table:table-cell table:style-name="Table3.C1" office:value-type="string">
            <text:p text:style-name="P370">Description</text:p>
          </table:table-cell>
        </table:table-row>
        <table:table-row>
          <table:table-cell table:style-name="Table3.A2" office:value-type="string">
            <text:p text:style-name="P354">400</text:p>
          </table:table-cell>
          <table:table-cell table:style-name="Table3.A2" office:value-type="string">
            <text:p text:style-name="P354">Bad Request</text:p>
          </table:table-cell>
          <table:table-cell table:style-name="Table3.C2" office:value-type="string">
            <text:p text:style-name="P355"><text:span text:style-name="T105">The request body is not valid JSON, some </text:span>required arguments have not been supplied, <text:span text:style-name="T163">or access could not be created using the given options directives.</text:span> <text:span text:style-name="T104">(POST only)</text:span>.</text:p>
          </table:table-cell>
        </table:table-row>
        <table:table-row>
          <table:table-cell table:style-name="Table3.A2" office:value-type="string">
            <text:p text:style-name="P354">401</text:p>
          </table:table-cell>
          <table:table-cell table:style-name="Table3.A2" office:value-type="string">
            <text:p text:style-name="P354">Unauthorized</text:p>
          </table:table-cell>
          <table:table-cell table:style-name="Table3.C2" office:value-type="string">
            <text:p text:style-name="P356">The 'Authori<text:span text:style-name="T103">z</text:span>ation' header is missing and must be supplied.</text:p>
          </table:table-cell>
        </table:table-row>
        <table:table-row>
          <table:table-cell table:style-name="Table3.A2" office:value-type="string">
            <text:p text:style-name="P354">403</text:p>
          </table:table-cell>
          <table:table-cell table:style-name="Table3.A2" office:value-type="string">
            <text:p text:style-name="P354">Forbidden</text:p>
          </table:table-cell>
          <table:table-cell table:style-name="Table3.C2" office:value-type="string">
            <text:p text:style-name="P365">The request authorisation did not include <text:span text:style-name="T184">Chantico root</text:span> credentials, <text:span text:style-name="T190">the client IP has been blacklisted, or is absent from an existent whitelist,</text:span><text:span text:style-name="T68"> </text:span><text:span text:style-name="T71">or the If-Match and ETag headers were missing</text:span><text:span text:style-name="T68">.</text:span></text:p>
          </table:table-cell>
        </table:table-row>
        <table:table-row>
          <table:table-cell table:style-name="Table3.A2" office:value-type="string">
            <text:p text:style-name="P357">404</text:p>
          </table:table-cell>
          <table:table-cell table:style-name="Table3.A2" office:value-type="string">
            <text:p text:style-name="P357">Not Found</text:p>
          </table:table-cell>
          <table:table-cell table:style-name="Table3.C2" office:value-type="string">
            <text:p text:style-name="P358">The <text:span text:style-name="T191">specified API does not presently</text:span> exist.</text:p>
          </table:table-cell>
        </table:table-row>
        <table:table-row>
          <table:table-cell table:style-name="Table3.A2" office:value-type="string">
            <text:p text:style-name="P359">405</text:p>
          </table:table-cell>
          <table:table-cell table:style-name="Table3.A2" office:value-type="string">
            <text:p text:style-name="P359">Method Not Allowed</text:p>
          </table:table-cell>
          <table:table-cell table:style-name="Table3.C2" office:value-type="string">
            <text:p text:style-name="P360"><text:span text:style-name="T105">T</text:span>he request method <text:span text:style-name="T105">was not one of:</text:span> GET, POST.</text:p>
          </table:table-cell>
        </table:table-row>
        <table:table-row>
          <table:table-cell table:style-name="Table3.A2" office:value-type="string">
            <text:p text:style-name="P361">406</text:p>
          </table:table-cell>
          <table:table-cell table:style-name="Table3.A2" office:value-type="string">
            <text:p text:style-name="P361">Not Acceptable</text:p>
          </table:table-cell>
          <table:table-cell table:style-name="Table3.C2" office:value-type="string">
            <text:p text:style-name="P362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63">409</text:p>
          </table:table-cell>
          <table:table-cell table:style-name="Table3.A2" office:value-type="string">
            <text:p text:style-name="P363">Conflict</text:p>
          </table:table-cell>
          <table:table-cell table:style-name="Table3.C2" office:value-type="string">
            <text:p text:style-name="P364">Chantico has already registered a user with the given username.</text:p>
          </table:table-cell>
        </table:table-row>
      </table:table>
      <text:p text:style-name="P15"/>
      <text:p text:style-name="P15"/>
      <text:p text:style-name="P15"><text:soft-page-break/></text:p>
      <text:p text:style-name="P15">Example<text:span text:style-name="T11">s</text:span></text:p>
      <text:p text:style-name="P15"/>
      <text:p text:style-name="P192">GET /<text:span text:style-name="T192">apis/02586941785</text:span>/user<text:span text:style-name="T164">s</text:span></text:p>
      <text:p text:style-name="P192"/>
      <text:p text:style-name="P192">Response Body:</text:p>
      <text:p text:style-name="P203">{</text:p>
      <text:p text:style-name="P166"><text:span text:style-name="T145"><text:tab/>“</text:span><text:span text:style-name="T146">self”:“</text:span><text:a xlink:type="simple" xlink:href="https://api.doga.gov/1.0/templates"><text:span text:style-name="T145">https://login.mywadapi.com/apis/02586941785/</text:span></text:a><text:a xlink:type="simple" xlink:href="https://api.doga.gov/1.0/templates"><text:span text:style-name="T147">user</text:span></text:a><text:a xlink:type="simple" xlink:href="https://api.doga.gov/1.0/templates"><text:span text:style-name="T148">s</text:span></text:a><text:span text:style-name="T149">”,</text:span></text:p>
      <text:p text:style-name="P166"><text:span text:style-name="T149"><text:tab/>“</text:span><text:span text:style-name="T150">next”:”</text:span><text:a xlink:type="simple" xlink:href="https://api.doga.gov/1.0/templates?page=3&amp;results=3"><text:span text:style-name="T145">https://login.mywadapi.com/apis/02586941785/</text:span></text:a><text:a xlink:type="simple" xlink:href="https://api.doga.gov/1.0/templates?page=3&amp;results=3"><text:span text:style-name="T147">user</text:span></text:a><text:a xlink:type="simple" xlink:href="https://api.doga.gov/1.0/templates?page=3&amp;results=3"><text:span text:style-name="T150">s?page</text:span></text:a><text:a xlink:type="simple" xlink:href="https://api.doga.gov/1.0/templates?page=3&amp;results=3"><text:span text:style-name="T151">=</text:span></text:a><text:a xlink:type="simple" xlink:href="https://api.doga.gov/1.0/templates?page=3&amp;results=3"><text:span text:style-name="T147">2</text:span></text:a><text:span text:style-name="T150">”,</text:span></text:p>
      <text:p text:style-name="P216"><text:span text:style-name="T21"><text:tab/>“</text:span><text:span text:style-name="T22">total”: “10</text:span><text:span text:style-name="T23">0</text:span><text:span text:style-name="T22">”,</text:span></text:p>
      <text:p text:style-name="P223"><text:tab/>“users”:[</text:p>
      <text:p text:style-name="P224"><text:tab/><text:tab/><text:span text:style-name="T122">{</text:span></text:p>
      <text:p text:style-name="P129"><text:span text:style-name="T133"><text:tab/><text:tab/><text:tab/></text:span><text:span text:style-name="T134">“self”:“</text:span><text:a xlink:type="simple" xlink:href="https://api.doga.gov/1.0/user/1421427848"><text:span text:style-name="T134">https://login.mywadapi.com/apis/02586941785/</text:span></text:a><text:a xlink:type="simple" xlink:href="https://api.doga.gov/1.0/user/1421427848"><text:span text:style-name="T134">user</text:span></text:a><text:a xlink:type="simple" xlink:href="https://api.doga.gov/1.0/user/1421427848"><text:span text:style-name="T138">s</text:span></text:a><text:a xlink:type="simple" xlink:href="https://api.doga.gov/1.0/user/1421427848"><text:span text:style-name="T134">/1421427848</text:span></text:a><text:span text:style-name="T134">”,</text:span></text:p>
      <text:p text:style-name="P219"><text:span text:style-name="T12"><text:tab/><text:tab/><text:tab/></text:span><text:span text:style-name="T14">“username”:”user_x”,</text:span></text:p>
      <text:p text:style-name="P226"><text:tab/><text:tab/><text:tab/>“<text:span text:style-name="T10">role”:“3”,</text:span></text:p>
      <text:p text:style-name="P98"><text:span text:style-name="T133"><text:tab/><text:tab/><text:tab/>“</text:span><text:span text:style-name="T135">tokens”:“</text:span><text:a xlink:type="simple" xlink:href="https://api.doga.gov/1.0/user/1421427848/tokens"><text:span text:style-name="T135">https://login.mywadapi.com/apis/025..785/user</text:span></text:a><text:a xlink:type="simple" xlink:href="https://api.doga.gov/1.0/user/1421427848/tokens"><text:span text:style-name="T138">s</text:span></text:a><text:a xlink:type="simple" xlink:href="https://api.doga.gov/1.0/user/1421427848/tokens"><text:span text:style-name="T135">/1421427848/tokens</text:span></text:a><text:span text:style-name="T135">”,</text:span></text:p>
      <text:p text:style-name="P98"><text:span text:style-name="T135"><text:tab/><text:tab/><text:tab/>“</text:span><text:span text:style-name="T136">options”:[</text:span></text:p>
      <text:p text:style-name="P99"><text:span text:style-name="T136"><text:tab/><text:tab/><text:tab/><text:tab/>“organisation”:”</text:span><text:a xlink:type="simple" xlink:href="https://api.doga.gov/1.0/templates/1821939847/questions/1304768"><text:span text:style-name="T137">https://</text:span></text:a><text:a xlink:type="simple" xlink:href="https://api.doga.gov/1.0/templates/1821939847/questions/1304768"><text:span text:style-name="T139">gbsv.mywadapi.com</text:span></text:a><text:a xlink:type="simple" xlink:href="https://api.doga.gov/1.0/templates/1821939847/questions/1304768"><text:span text:style-name="T137">/organisations/gender</text:span></text:a><text:span text:style-name="T136">”</text:span></text:p>
      <text:p text:style-name="P238"><text:tab/><text:tab/><text:tab/>]</text:p>
      <text:p text:style-name="P226"><text:tab/><text:tab/><text:span text:style-name="T122">},</text:span>…</text:p>
      <text:p text:style-name="P224"><text:tab/><text:span text:style-name="T121">]</text:span></text:p>
      <text:p text:style-name="P203">}</text:p>
      <text:p text:style-name="P193"/>
      <text:p text:style-name="P222">GET <text:span text:style-name="T193">/apis/02586941785</text:span>/users?page=4&amp;results=5</text:p>
      <text:p text:style-name="P227"/>
      <text:p text:style-name="P220">Response Body:</text:p>
      <text:p text:style-name="P233">{</text:p>
      <text:p text:style-name="P166"><text:span text:style-name="T145"><text:tab/>“</text:span><text:span text:style-name="T146">self”:“</text:span><text:a xlink:type="simple" xlink:href="https://api.doga.gov/1.0/templates"><text:span text:style-name="T145">https://login.mywadapi.com/apis/02586941785/</text:span></text:a><text:a xlink:type="simple" xlink:href="https://api.doga.gov/1.0/templates"><text:span text:style-name="T152">user</text:span></text:a><text:a xlink:type="simple" xlink:href="https://api.doga.gov/1.0/templates"><text:span text:style-name="T148">s?page=</text:span></text:a><text:a xlink:type="simple" xlink:href="https://api.doga.gov/1.0/templates"><text:span text:style-name="T152">4</text:span></text:a><text:a xlink:type="simple" xlink:href="https://api.doga.gov/1.0/templates"><text:span text:style-name="T148">&amp;results</text:span></text:a><text:a xlink:type="simple" xlink:href="https://api.doga.gov/1.0/templates"><text:span text:style-name="T152">=5</text:span></text:a><text:span text:style-name="T149">”,</text:span></text:p>
      <text:p text:style-name="P166"><text:span text:style-name="T149"><text:tab/>“</text:span><text:span text:style-name="T151">prev</text:span><text:span text:style-name="T150">”:”</text:span><text:a xlink:type="simple" xlink:href="https://api.doga.gov/1.0/templates"><text:span text:style-name="T149">https://login.mywadapi.com/apis/02586941785/</text:span></text:a><text:a xlink:type="simple" xlink:href="https://api.doga.gov/1.0/templates"><text:span text:style-name="T152">user</text:span></text:a><text:a xlink:type="simple" xlink:href="https://api.doga.gov/1.0/templates"><text:span text:style-name="T150">s?page</text:span></text:a><text:a xlink:type="simple" xlink:href="https://api.doga.gov/1.0/templates"><text:span text:style-name="T151">=</text:span></text:a><text:a xlink:type="simple" xlink:href="https://api.doga.gov/1.0/templates"><text:span text:style-name="T152">3</text:span></text:a><text:a xlink:type="simple" xlink:href="https://api.doga.gov/1.0/templates"><text:span text:style-name="T151">&amp;results</text:span></text:a><text:a xlink:type="simple" xlink:href="https://api.doga.gov/1.0/templates"><text:span text:style-name="T152">=5</text:span></text:a><text:span text:style-name="T150">”,</text:span></text:p>
      <text:p text:style-name="P166"><text:span text:style-name="T149"><text:tab/>“</text:span><text:span text:style-name="T150">next”:”</text:span><text:a xlink:type="simple" xlink:href="https://api.doga.gov/1.0/templates?page=3&amp;results=3"><text:span text:style-name="T145">https://login.mywadapi.com/apis/02586941785/</text:span></text:a><text:a xlink:type="simple" xlink:href="https://api.doga.gov/1.0/templates?page=3&amp;results=3"><text:span text:style-name="T152">user</text:span></text:a><text:a xlink:type="simple" xlink:href="https://api.doga.gov/1.0/templates?page=3&amp;results=3"><text:span text:style-name="T150">s?page</text:span></text:a><text:a xlink:type="simple" xlink:href="https://api.doga.gov/1.0/templates?page=3&amp;results=3"><text:span text:style-name="T151">=</text:span></text:a><text:a xlink:type="simple" xlink:href="https://api.doga.gov/1.0/templates?page=3&amp;results=3"><text:span text:style-name="T152">5</text:span></text:a><text:a xlink:type="simple" xlink:href="https://api.doga.gov/1.0/templates?page=3&amp;results=3"><text:span text:style-name="T151">&amp;results</text:span></text:a><text:a xlink:type="simple" xlink:href="https://api.doga.gov/1.0/templates?page=3&amp;results=3"><text:span text:style-name="T152">=5</text:span></text:a><text:span text:style-name="T150">”,</text:span></text:p>
      <text:p text:style-name="P216"><text:span text:style-name="T21"><text:tab/>“</text:span><text:span text:style-name="T22">total”: “1</text:span><text:span text:style-name="T24">0</text:span><text:span text:style-name="T22">0”,</text:span></text:p>
      <text:p text:style-name="P239"><text:span text:style-name="T115"><text:tab/>“</text:span><text:span text:style-name="T118">user</text:span><text:span text:style-name="T116">s</text:span><text:span text:style-name="T117">”:</text:span><text:span text:style-name="T116">[</text:span></text:p>
      <text:p text:style-name="P225"><text:tab/><text:tab/><text:span text:style-name="T122">{</text:span></text:p>
      <text:p text:style-name="P130"><text:span text:style-name="T133"><text:tab/><text:tab/><text:tab/></text:span><text:span text:style-name="T134">“self”:“</text:span><text:a xlink:type="simple" xlink:href="https://api.doga.gov/1.0/user/1421427848"><text:span text:style-name="T134">https://login.mywadapi.com/apis/02586941785/</text:span></text:a><text:a xlink:type="simple" xlink:href="https://api.doga.gov/1.0/user/1421427848"><text:span text:style-name="T134">user/3092845734</text:span></text:a><text:span text:style-name="T134">”,</text:span></text:p>
      <text:p text:style-name="P217"><text:span text:style-name="T12"><text:tab/><text:tab/><text:tab/></text:span><text:span text:style-name="T14">“username”:”user_x”,</text:span></text:p>
      <text:p text:style-name="P228"><text:tab/><text:tab/><text:tab/>“<text:span text:style-name="T10">role”:“3”,</text:span></text:p>
      <text:p text:style-name="P106"><text:span text:style-name="T133"><text:tab/><text:tab/><text:tab/>“</text:span><text:span text:style-name="T135">tokens”:“</text:span><text:a xlink:type="simple" xlink:href="https://login.mywadapi.com/apis/0258694"><text:span text:style-name="T135">https://login.mywadapi.com/apis/02</text:span></text:a><text:a xlink:type="simple" xlink:href="https://login.mywadapi.com/apis/0258694"><text:span text:style-name="T140">5</text:span></text:a><text:a xlink:type="simple" xlink:href="https://login.mywadapi.com/apis/0258694"><text:span text:style-name="T135">...</text:span></text:a><text:a xlink:type="simple" xlink:href="https://api.doga.gov/1.0/user/1421427848/tokens"><text:span text:style-name="T135">785/user/3902845734/tokens</text:span></text:a><text:span text:style-name="T135">”</text:span></text:p>
      <text:p text:style-name="P232"><text:tab/><text:tab/><text:span text:style-name="T122">}, </text:span>…</text:p>
      <text:p text:style-name="P236"><text:tab/>]</text:p>
      <text:p text:style-name="P235">}</text:p>
      <text:p text:style-name="P204"/>
      <text:p text:style-name="P205"><text:span text:style-name="T59">POST </text:span><text:span text:style-name="T63">/</text:span><text:span text:style-name="T64">apis/02586941785</text:span><text:span text:style-name="T59">/</text:span><text:span text:style-name="T60">user</text:span><text:span text:style-name="T62">s</text:span></text:p>
      <text:p text:style-name="P194"/>
      <text:p text:style-name="P194">Request <text:span text:style-name="T10">Body</text:span>:</text:p>
      <text:p text:style-name="P229">{</text:p>
      <text:p text:style-name="P230"><text:tab/>“<text:span text:style-name="T54">username”:”user_x”</text:span></text:p>
      <text:p text:style-name="P237"><text:tab/>“password”:”5f4dcc3b5aa765d61d8327deb882cf99”</text:p>
      <text:p text:style-name="P230"><text:tab/>“<text:span text:style-name="T10">role”:“3”</text:span></text:p>
      <text:p text:style-name="P229">}</text:p>
      <text:p text:style-name="P229"/>
      <text:p text:style-name="P221">Response Body:</text:p>
      <text:p text:style-name="P234">{</text:p>
      <text:p text:style-name="P161"><text:span text:style-name="T145"><text:tab/>“self”:“</text:span><text:a xlink:type="simple" xlink:href="https://api.doga.gov/1.0/user/1421427848"><text:span text:style-name="T145">https://login.mywadapi.com/apis/02586941785/</text:span></text:a><text:a xlink:type="simple" xlink:href="https://api.doga.gov/1.0/user/1421427848"><text:span text:style-name="T153">user/1421427848</text:span></text:a><text:span text:style-name="T153">”</text:span><text:span text:style-name="T145">,</text:span></text:p>
      <text:p text:style-name="P218"><text:span text:style-name="T12"><text:tab/></text:span><text:span text:style-name="T14">“username”:”user_x”,</text:span></text:p>
      <text:p text:style-name="P231"><text:tab/>“<text:span text:style-name="T10">role”:“3”,</text:span></text:p>
      <text:p text:style-name="P90"><text:span text:style-name="T133"><text:tab/>“</text:span><text:span text:style-name="T135">tokens”:“</text:span><text:a xlink:type="simple" xlink:href="https://api.doga.gov/1.0/user/1421427848"><text:span text:style-name="T135">https://login.mywadapi.com/apis/02586941785/user/1421427848/tokens</text:span></text:a><text:span text:style-name="T135">”</text:span></text:p>
      <text:p text:style-name="P234">}</text:p>
      <text:p text:style-name="P388">apis/{api_id}/users/{user_id}</text:p>
      <text:p text:style-name="P29"/>
      <text:p text:style-name="P71">A <text:span text:style-name="T56">user who's access to the specified API is being managed by Chantico.</text:span></text:p>
      <text:p text:style-name="P50"/>
      <text:p text:style-name="P2"><text:span text:style-name="T1">Supported Request </text:span><text:span text:style-name="T2">M</text:span><text:span text:style-name="T1">ethods</text:span></text:p>
      <text:p text:style-name="P50"/>
      <text:p text:style-name="P74">GET – Returns <text:span text:style-name="T56">a representation of the user resource</text:span></text:p>
      <text:p text:style-name="P50">P<text:span text:style-name="T56">UT</text:span> – <text:span text:style-name="T56">Modifies an existing user resource</text:span></text:p>
      <text:p text:style-name="P84">DELETE – Deletes a user resource, thereby revoking its API access.</text:p>
      <text:p text:style-name="P50"/>
      <text:p text:style-name="P9"><text:span text:style-name="T1">Supported </text:span><text:span text:style-name="T2">F</text:span><text:span text:style-name="T1">ormats</text:span></text:p>
      <text:p text:style-name="P9"/>
      <text:p text:style-name="P57">json</text:p>
      <text:p text:style-name="P57"/>
      <text:p text:style-name="P182">Authentication</text:p>
      <text:p text:style-name="P9"/>
      <text:p text:style-name="P78">Basic</text:p>
      <text:p text:style-name="P2"/>
      <text:p text:style-name="P30">Arguments <text:span text:style-name="T49">(PUT)</text:span></text:p>
      <text:p text:style-name="P6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0">Name</text:p>
          </table:table-cell>
          <table:table-cell table:style-name="Table4.A1" office:value-type="string">
            <text:p text:style-name="P255">Inclusion</text:p>
          </table:table-cell>
          <table:table-cell table:style-name="Table4.C1" office:value-type="string">
            <text:p text:style-name="P260">Description</text:p>
          </table:table-cell>
        </table:table-row>
        <table:table-row>
          <table:table-cell table:style-name="Table4.A2" office:value-type="string">
            <text:p text:style-name="P276">username</text:p>
          </table:table-cell>
          <table:table-cell table:style-name="Table4.A2" office:value-type="string">
            <text:p text:style-name="P274">required</text:p>
          </table:table-cell>
          <table:table-cell table:style-name="Table4.C2" office:value-type="string">
            <text:p text:style-name="P279">A unique string <text:span text:style-name="T50">with which</text:span> to identify this user.</text:p>
          </table:table-cell>
        </table:table-row>
        <table:table-row>
          <table:table-cell table:style-name="Table4.A2" office:value-type="string">
            <text:p text:style-name="P276">authentication</text:p>
          </table:table-cell>
          <table:table-cell table:style-name="Table4.A2" office:value-type="string">
            <text:p text:style-name="P372">optional</text:p>
          </table:table-cell>
          <table:table-cell table:style-name="Table4.C2" office:value-type="string">
            <text:p text:style-name="P276"><text:span text:style-name="T165">T</text:span>he token <text:span text:style-name="T51">need</text:span>ed to authenticate this user.</text:p>
          </table:table-cell>
        </table:table-row>
        <table:table-row>
          <table:table-cell table:style-name="Table4.A2" office:value-type="string">
            <text:p text:style-name="P254">role</text:p>
          </table:table-cell>
          <table:table-cell table:style-name="Table4.A2" office:value-type="string">
            <text:p text:style-name="P253">required</text:p>
          </table:table-cell>
          <table:table-cell table:style-name="Table4.C2" office:value-type="string">
            <text:p text:style-name="P254">Indicates the type of access <text:span text:style-name="T49">Chantico should request for this user</text:span>.</text:p>
          </table:table-cell>
        </table:table-row>
        <table:table-row>
          <table:table-cell table:style-name="Table4.A2" office:value-type="string">
            <text:p text:style-name="P277">options</text:p>
          </table:table-cell>
          <table:table-cell table:style-name="Table4.A2" office:value-type="string">
            <text:p text:style-name="P278">optional</text:p>
          </table:table-cell>
          <table:table-cell table:style-name="Table4.C2" office:value-type="string">
            <text:p text:style-name="P279">Provides additional <text:span text:style-name="T52">directives </text:span>for Chantico to use when <text:span text:style-name="T57">modifying the</text:span> user<text:span text:style-name="T57">'s</text:span> <text:span text:style-name="T57">API </text:span>access.</text:p>
          </table:table-cell>
        </table:table-row>
      </table:table>
      <text:p text:style-name="P63"/>
      <text:p text:style-name="P40">Response Errors</text:p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8">Error</text:p>
          </table:table-cell>
          <table:table-cell table:style-name="Table5.A1" office:value-type="string">
            <text:p text:style-name="P268">Reason</text:p>
          </table:table-cell>
          <table:table-cell table:style-name="Table5.C1" office:value-type="string">
            <text:p text:style-name="P261">Description</text:p>
          </table:table-cell>
        </table:table-row>
        <table:table-row>
          <table:table-cell table:style-name="Table5.A2" office:value-type="string">
            <text:p text:style-name="P283">400</text:p>
          </table:table-cell>
          <table:table-cell table:style-name="Table5.A2" office:value-type="string">
            <text:p text:style-name="P283">Bad Request</text:p>
          </table:table-cell>
          <table:table-cell table:style-name="Table5.C2" office:value-type="string">
            <text:p text:style-name="P289"><text:span text:style-name="T105">The request body is not valid JSON,</text:span> <text:span text:style-name="T104">some </text:span>required arguments have not been supplied <text:span text:style-name="T163">or access could not be created using the given options directives.</text:span> <text:span text:style-name="T104">(PUT only)</text:span>.</text:p>
          </table:table-cell>
        </table:table-row>
        <table:table-row>
          <table:table-cell table:style-name="Table5.A2" office:value-type="string">
            <text:p text:style-name="P283">401</text:p>
          </table:table-cell>
          <table:table-cell table:style-name="Table5.A2" office:value-type="string">
            <text:p text:style-name="P283">Unauthorized</text:p>
          </table:table-cell>
          <table:table-cell table:style-name="Table5.C2" office:value-type="string">
            <text:p text:style-name="P282">The 'Authori<text:span text:style-name="T103">z</text:span>ation' header is missing and must be supplied.</text:p>
          </table:table-cell>
        </table:table-row>
        <table:table-row>
          <table:table-cell table:style-name="Table5.A2" office:value-type="string">
            <text:p text:style-name="P283">403</text:p>
          </table:table-cell>
          <table:table-cell table:style-name="Table5.A2" office:value-type="string">
            <text:p text:style-name="P283">Forbidden</text:p>
          </table:table-cell>
          <table:table-cell table:style-name="Table5.C2" office:value-type="string">
            <text:p text:style-name="P339"><text:span text:style-name="T162">The provided authentication tokens do not match this user, the client IP has been blacklisted, or is absent from an existent whitelist,</text:span><text:span text:style-name="T72"> </text:span><text:span text:style-name="T71">or the If-Match and ETag headers were missing</text:span><text:span text:style-name="T162">.</text:span></text:p>
          </table:table-cell>
        </table:table-row>
        <table:table-row>
          <table:table-cell table:style-name="Table5.A2" office:value-type="string">
            <text:p text:style-name="P316">404</text:p>
          </table:table-cell>
          <table:table-cell table:style-name="Table5.A2" office:value-type="string">
            <text:p text:style-name="P316">Not Found</text:p>
          </table:table-cell>
          <table:table-cell table:style-name="Table5.C2" office:value-type="string">
            <text:p text:style-name="P320"><text:span text:style-name="T107">No</text:span> user resource presently exist<text:span text:style-name="T107">s at the request URI</text:span>.</text:p>
          </table:table-cell>
        </table:table-row>
        <table:table-row>
          <table:table-cell table:style-name="Table5.A2" office:value-type="string">
            <text:p text:style-name="P294">405</text:p>
          </table:table-cell>
          <table:table-cell table:style-name="Table5.A2" office:value-type="string">
            <text:p text:style-name="P294">Method Not Allowed</text:p>
          </table:table-cell>
          <table:table-cell table:style-name="Table5.C2" office:value-type="string">
            <text:p text:style-name="P299"><text:span text:style-name="T105">T</text:span>he request method <text:span text:style-name="T105">was not one of:</text:span> GET, <text:span text:style-name="T106">PUT, DELETE</text:span>.</text:p>
          </table:table-cell>
        </table:table-row>
        <table:table-row>
          <table:table-cell table:style-name="Table5.A2" office:value-type="string">
            <text:p text:style-name="P303">406</text:p>
          </table:table-cell>
          <table:table-cell table:style-name="Table5.A2" office:value-type="string">
            <text:p text:style-name="P303">Not Acceptable</text:p>
          </table:table-cell>
          <table:table-cell table:style-name="Table5.C2" office:value-type="string">
            <text:p text:style-name="P310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308">409</text:p>
          </table:table-cell>
          <table:table-cell table:style-name="Table5.A2" office:value-type="string">
            <text:p text:style-name="P308">Conflict</text:p>
          </table:table-cell>
          <table:table-cell table:style-name="Table5.C2" office:value-type="string">
            <text:p text:style-name="P337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324">410</text:p>
          </table:table-cell>
          <table:table-cell table:style-name="Table5.A2" office:value-type="string">
            <text:p text:style-name="P324">Gone</text:p>
          </table:table-cell>
          <table:table-cell table:style-name="Table5.C2" office:value-type="string">
            <text:p text:style-name="P328">A user resource <text:span text:style-name="T108">o</text:span>nce existed <text:span text:style-name="T108">at this URI</text:span>, but does not any more, <text:span text:style-name="T109">and will not at any point in the future</text:span>.</text:p>
          </table:table-cell>
        </table:table-row>
        <table:table-row>
          <table:table-cell table:style-name="Table5.A2" office:value-type="string">
            <text:p text:style-name="P308">412</text:p>
          </table:table-cell>
          <table:table-cell table:style-name="Table5.A2" office:value-type="string">
            <text:p text:style-name="P308">Precondition Failed</text:p>
          </table:table-cell>
          <table:table-cell table:style-name="Table5.C2" office:value-type="string">
            <text:p text:style-name="P314">The user's state has changed since the specified Modified-Date and ETag were issued.</text:p>
          </table:table-cell>
        </table:table-row>
      </table:table>
      <text:p text:style-name="P16"><text:soft-page-break/>Example<text:span text:style-name="T11">s</text:span></text:p>
      <text:p text:style-name="P16"/>
      <text:p text:style-name="P249"><text:span text:style-name="T58">GE</text:span><text:span text:style-name="T59">T </text:span><text:span text:style-name="T98">/</text:span><text:span text:style-name="T99">apis/02586941785</text:span><text:span text:style-name="T100">/</text:span><text:span text:style-name="T101">user</text:span><text:span text:style-name="T99">s</text:span><text:span text:style-name="T101">/</text:span><text:span text:style-name="T97">1421427848</text:span></text:p>
      <text:p text:style-name="P91"/>
      <text:p text:style-name="P149">Response Body:</text:p>
      <text:p text:style-name="P149"/>
      <text:p text:style-name="P108">{</text:p>
      <text:p text:style-name="P162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62"><text:span text:style-name="T12"><text:tab/></text:span><text:span text:style-name="T14">“username”:”user_x”,</text:span></text:p>
      <text:p text:style-name="P91"><text:tab/>“<text:span text:style-name="T10">role”:“3”,</text:span></text:p>
      <text:p text:style-name="P91"><text:tab/>“<text:span text:style-name="T55">tokens”:“</text:span><text:a xlink:type="simple" xlink:href="https://api.doga.gov/1.0/user/1421427848"><text:span text:style-name="T55">https://login.mywadapi.com/apis/02586941785/user/1421427848/tokens</text:span></text:a><text:span text:style-name="T55">”</text:span></text:p>
      <text:p text:style-name="P188">}</text:p>
      <text:p text:style-name="P188"/>
      <text:p text:style-name="P7"><text:span text:style-name="T57">PUT </text:span><text:span text:style-name="T73">/</text:span><text:span text:style-name="T74">apis/02586941785</text:span><text:span text:style-name="T57">/user/</text:span><text:span text:style-name="T13">1421427848</text:span></text:p>
      <text:p text:style-name="P17"/>
      <text:p text:style-name="P17">Request <text:span text:style-name="T10">Body</text:span>:</text:p>
      <text:p text:style-name="P17"/>
      <text:p text:style-name="P92">{</text:p>
      <text:p text:style-name="P92"><text:tab/>“<text:span text:style-name="T54">username”:”user_y”</text:span></text:p>
      <text:p text:style-name="P117"><text:tab/>“<text:span text:style-name="T168">authentication</text:span>”:”<text:span text:style-name="T65">ac1ef17c2db40995e9fdd40b04a5a649</text:span>”</text:p>
      <text:p text:style-name="P92"><text:tab/>“<text:span text:style-name="T10">role”:“3”,</text:span></text:p>
      <text:p text:style-name="P118"><text:tab/>“options”:</text:p>
      <text:p text:style-name="P118"><text:tab/>{</text:p>
      <text:p text:style-name="P118"><text:tab/><text:tab/>“rate-limit”:”1000”</text:p>
      <text:p text:style-name="P118"><text:tab/>}</text:p>
      <text:p text:style-name="P92">}</text:p>
      <text:p text:style-name="P92"/>
      <text:p text:style-name="P150">Response Body:</text:p>
      <text:p text:style-name="P150"/>
      <text:p text:style-name="P109">{</text:p>
      <text:p text:style-name="P163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63"><text:span text:style-name="T12"><text:tab/></text:span><text:span text:style-name="T14">“username”:”user_</text:span><text:span text:style-name="T18">y</text:span><text:span text:style-name="T14">”,</text:span></text:p>
      <text:p text:style-name="P100"><text:tab/>“<text:span text:style-name="T10">role”:“3”,</text:span></text:p>
      <text:p text:style-name="P119"><text:tab/>“options”:</text:p>
      <text:p text:style-name="P119"><text:tab/>{</text:p>
      <text:p text:style-name="P119"><text:tab/><text:tab/>“rate-limit”:”1000”</text:p>
      <text:p text:style-name="P119"><text:tab/>},</text:p>
      <text:p text:style-name="P92"><text:tab/>“<text:span text:style-name="T55">tokens”:“</text:span><text:a xlink:type="simple" xlink:href="https://api.doga.gov/1.0/user/1421427848"><text:span text:style-name="T55">https://login.mywadapi.com/apis/02586941785/user/1421427848/tokens</text:span></text:a><text:span text:style-name="T55">”</text:span></text:p>
      <text:p text:style-name="P189">}</text:p>
      <text:p text:style-name="P18"/>
      <text:p text:style-name="P249"><text:span text:style-name="T61">DELETE</text:span><text:span text:style-name="T59"> </text:span><text:span text:style-name="T98">/</text:span><text:span text:style-name="T99">apis/02586941785</text:span><text:span text:style-name="T59">/</text:span><text:span text:style-name="T60">user/</text:span><text:span text:style-name="T43">1421427848</text:span></text:p>
      <text:p text:style-name="P93"/>
      <text:p text:style-name="P151">Response Body:</text:p>
      <text:p text:style-name="P151"/>
      <text:p text:style-name="P110">{</text:p>
      <text:p text:style-name="P164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89">}</text:p>
      <text:p text:style-name="P385">/<text:span text:style-name="T194">apis/{api_id}</text:span>/<text:span text:style-name="T45">user/{user_id}/tokens</text:span></text:p>
      <text:p text:style-name="P33"/>
      <text:p text:style-name="P85">Valid API access tokens for the specified user. Read-Only.</text:p>
      <text:p text:style-name="P51"/>
      <text:p text:style-name="P3"><text:span text:style-name="T1">Supported Request </text:span><text:span text:style-name="T2">M</text:span><text:span text:style-name="T1">ethods</text:span></text:p>
      <text:p text:style-name="P51"/>
      <text:p text:style-name="P75">GET – Returns <text:span text:style-name="T161">the most recent set of API tokens for the user.</text:span></text:p>
      <text:p text:style-name="P51"/>
      <text:p text:style-name="P10"><text:span text:style-name="T1">Supported </text:span><text:span text:style-name="T2">F</text:span><text:span text:style-name="T1">ormats</text:span></text:p>
      <text:p text:style-name="P10"/>
      <text:p text:style-name="P58">json</text:p>
      <text:p text:style-name="P58"/>
      <text:p text:style-name="P183">Authentication</text:p>
      <text:p text:style-name="P10"/>
      <text:p text:style-name="P79">Basic</text:p>
      <text:p text:style-name="P64"/>
      <text:p text:style-name="P34">Query Parameters</text:p>
      <text:p text:style-name="P34"/>
      <text:p text:style-name="P87">None</text:p>
      <text:p text:style-name="P87"/>
      <text:p text:style-name="P34">Arguments</text:p>
      <text:p text:style-name="P87"/>
      <text:p text:style-name="P87">None</text:p>
      <text:p text:style-name="P65"/>
      <text:p text:style-name="P37">Response Errors</text:p>
      <text:p text:style-name="P3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69">Error</text:p>
          </table:table-cell>
          <table:table-cell table:style-name="Table6.A1" office:value-type="string">
            <text:p text:style-name="P269">Reason</text:p>
          </table:table-cell>
          <table:table-cell table:style-name="Table6.C1" office:value-type="string">
            <text:p text:style-name="P262">Description</text:p>
          </table:table-cell>
        </table:table-row>
        <table:table-row>
          <table:table-cell table:style-name="Table6.A2" office:value-type="string">
            <text:p text:style-name="P284">401</text:p>
          </table:table-cell>
          <table:table-cell table:style-name="Table6.A2" office:value-type="string">
            <text:p text:style-name="P284">Unauthorized</text:p>
          </table:table-cell>
          <table:table-cell table:style-name="Table6.C2" office:value-type="string">
            <text:p text:style-name="P288">The 'Authori<text:span text:style-name="T103">z</text:span>ation' header is missing and must be supplied.</text:p>
          </table:table-cell>
        </table:table-row>
        <table:table-row>
          <table:table-cell table:style-name="Table6.A2" office:value-type="string">
            <text:p text:style-name="P284">403</text:p>
          </table:table-cell>
          <table:table-cell table:style-name="Table6.A2" office:value-type="string">
            <text:p text:style-name="P284">Forbidden</text:p>
          </table:table-cell>
          <table:table-cell table:style-name="Table6.C2" office:value-type="string">
            <text:p text:style-name="P383"><text:span text:style-name="T162">The provided authentication tokens do not match this user, the client IP has been blacklisted, or is absent from an existent whitelist,</text:span><text:span text:style-name="T72"> </text:span><text:span text:style-name="T71">or the If-Match and ETag headers were missing</text:span><text:span text:style-name="T72">.</text:span></text:p>
          </table:table-cell>
        </table:table-row>
        <table:table-row>
          <table:table-cell table:style-name="Table6.A2" office:value-type="string">
            <text:p text:style-name="P317">404</text:p>
          </table:table-cell>
          <table:table-cell table:style-name="Table6.A2" office:value-type="string">
            <text:p text:style-name="P317">Not Found</text:p>
          </table:table-cell>
          <table:table-cell table:style-name="Table6.C2" office:value-type="string">
            <text:p text:style-name="P321"><text:span text:style-name="T107">No user </text:span>resource presently exist<text:span text:style-name="T132">s</text:span> <text:span text:style-name="T110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95">405</text:p>
          </table:table-cell>
          <table:table-cell table:style-name="Table6.A2" office:value-type="string">
            <text:p text:style-name="P295">Method Not Allowed</text:p>
          </table:table-cell>
          <table:table-cell table:style-name="Table6.C2" office:value-type="string">
            <text:p text:style-name="P332">A non-GET request was received by the <text:span text:style-name="T111">s</text:span>erver</text:p>
          </table:table-cell>
        </table:table-row>
        <table:table-row>
          <table:table-cell table:style-name="Table6.A2" office:value-type="string">
            <text:p text:style-name="P304">406</text:p>
          </table:table-cell>
          <table:table-cell table:style-name="Table6.A2" office:value-type="string">
            <text:p text:style-name="P304">Not Acceptable</text:p>
          </table:table-cell>
          <table:table-cell table:style-name="Table6.C2" office:value-type="string">
            <text:p text:style-name="P310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325">410</text:p>
          </table:table-cell>
          <table:table-cell table:style-name="Table6.A2" office:value-type="string">
            <text:p text:style-name="P325">Gone</text:p>
          </table:table-cell>
          <table:table-cell table:style-name="Table6.C2" office:value-type="string">
            <text:p text:style-name="P329">A <text:span text:style-name="T111">token</text:span> resource <text:span text:style-name="T108">o</text:span>nce existed <text:span text:style-name="T108">at this URI</text:span>, but does not any more, <text:span text:style-name="T109">and will not at any point in the future</text:span>.</text:p>
          </table:table-cell>
        </table:table-row>
      </table:table>
      <text:p text:style-name="P190"/>
      <text:p text:style-name="P112"/>
      <text:p text:style-name="P158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91">Example<text:span text:style-name="T11">s</text:span></text:p>
      <text:p text:style-name="P19"/>
      <text:p text:style-name="P24"><text:span text:style-name="T67">GE</text:span>T <text:span text:style-name="T73">/</text:span><text:span text:style-name="T74">apis/02586941785</text:span>/<text:span text:style-name="T53">user/</text:span><text:span text:style-name="T13">1421427848</text:span><text:span text:style-name="T69">/tokens</text:span></text:p>
      <text:p text:style-name="P94"/>
      <text:p text:style-name="P152">Response Body:</text:p>
      <text:p text:style-name="P152"/>
      <text:p text:style-name="P111">{</text:p>
      <text:p text:style-name="P95"><text:tab/>“<text:span text:style-name="T102">self”:“</text:span><text:a xlink:type="simple" xlink:href="https://api.doga.gov/1.0/user/1421427848/tokens"><text:span text:style-name="T102">https://login.mywadapi.com/apis/02586941785/user/1421427848/tokens</text:span></text:a><text:span text:style-name="T102">”,</text:span></text:p>
      <text:p text:style-name="P165"><text:tab/>"key":“bb0af43cf49de09df611a79e03c92673“,</text:p>
      <text:p text:style-name="P121"><text:tab/>“secret”:”774fcb8ae72e4ecce0725a52100ca7fc“,</text:p>
      <text:p text:style-name="P124"><text:tab/>“<text:span text:style-name="T178">expiry”:1430010177,</text:span></text:p>
      <text:p text:style-name="P122"><text:tab/><text:span text:style-name="T133">“</text:span><text:span text:style-name="T141">renew”:“</text:span><text:a xlink:type="simple" xlink:href="https://api.doga.gov/1.0/user/1421427848/tokens"><text:span text:style-name="T141">https://login.mywadapi.com/apis/0...5/user/14...48/renewals?warrant=</text:span></text:a><text:a xlink:type="simple" xlink:href="https://api.doga.gov/1.0/user/1421427848/tokens"><text:span text:style-name="T141">9710ef450fe8bf</text:span></text:a><text:a xlink:type="simple" xlink:href="https://api.doga.gov/1.0/user/1421427848/tokens"><text:span text:style-name="T141">s</text:span></text:a><text:span text:style-name="T141">”</text:span></text:p>
      <text:p text:style-name="P191">}</text:p>
      <text:p text:style-name="P386">/<text:span text:style-name="T195">apis/{api_id}</text:span>/<text:span text:style-name="T45">user/{user_id}/renewals</text:span></text:p>
      <text:p text:style-name="P48"/>
      <text:p text:style-name="P86"><text:span text:style-name="T169">A collection of successful renewals of the user's access tokens</text:span>.</text:p>
      <text:p text:style-name="P54"/>
      <text:p text:style-name="P6"><text:span text:style-name="T1">Supported Request </text:span><text:span text:style-name="T2">M</text:span><text:span text:style-name="T1">ethods</text:span></text:p>
      <text:p text:style-name="P243"/>
      <text:p text:style-name="P241">GET – <text:span text:style-name="T171">Returns a list of successful token renewals for the specified user</text:span></text:p>
      <text:p text:style-name="P241"><text:span text:style-name="T170">POST</text:span> – <text:span text:style-name="T172">Requests a renewal of the user's access tokens</text:span></text:p>
      <text:p text:style-name="P54"/>
      <text:p text:style-name="P13"><text:span text:style-name="T1">Supported </text:span><text:span text:style-name="T2">F</text:span><text:span text:style-name="T1">ormats</text:span></text:p>
      <text:p text:style-name="P13"/>
      <text:p text:style-name="P61">json</text:p>
      <text:p text:style-name="P61"/>
      <text:p text:style-name="P186">Authentication</text:p>
      <text:p text:style-name="P198"/>
      <text:p text:style-name="P213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68"/>
      <text:p text:style-name="P35">Query Parameters<text:span text:style-name="T49"> (GET)</text:span></text:p>
      <text:p text:style-name="P8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66">Name</text:p>
          </table:table-cell>
          <table:table-cell table:style-name="Table18.A1" office:value-type="string">
            <text:p text:style-name="P258">Inclusion</text:p>
          </table:table-cell>
          <table:table-cell table:style-name="Table18.C1" office:value-type="string">
            <text:p text:style-name="P266">Description</text:p>
          </table:table-cell>
        </table:table-row>
        <table:table-row>
          <table:table-cell table:style-name="Table18.A2" office:value-type="string">
            <text:p text:style-name="P280">page</text:p>
          </table:table-cell>
          <table:table-cell table:style-name="Table18.A2" office:value-type="string">
            <text:p text:style-name="P333">optional</text:p>
          </table:table-cell>
          <table:table-cell table:style-name="Table18.C2" office:value-type="string">
            <text:p text:style-name="P280"><text:span text:style-name="T112">The display </text:span>page of a paginated <text:span text:style-name="T179">renewals</text:span> list.</text:p>
          </table:table-cell>
        </table:table-row>
        <table:table-row>
          <table:table-cell table:style-name="Table18.A2" office:value-type="string">
            <text:p text:style-name="P280">records</text:p>
          </table:table-cell>
          <table:table-cell table:style-name="Table18.A2" office:value-type="string">
            <text:p text:style-name="P333">optional</text:p>
          </table:table-cell>
          <table:table-cell table:style-name="Table18.C2" office:value-type="string">
            <text:p text:style-name="P280">The number of <text:span text:style-name="T179">renewals</text:span> <text:span text:style-name="T113">that make up a page.</text:span></text:p>
          </table:table-cell>
        </table:table-row>
      </table:table>
      <text:p text:style-name="P69"/>
      <text:p text:style-name="P35">Query Parameters<text:span text:style-name="T49"> (POST)</text:span></text:p>
      <text:p text:style-name="P35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66">Name</text:p>
          </table:table-cell>
          <table:table-cell table:style-name="Table16.A1" office:value-type="string">
            <text:p text:style-name="P258">Inclusion</text:p>
          </table:table-cell>
          <table:table-cell table:style-name="Table16.C1" office:value-type="string">
            <text:p text:style-name="P266">Description</text:p>
          </table:table-cell>
        </table:table-row>
        <table:table-row>
          <table:table-cell table:style-name="Table16.A2" office:value-type="string">
            <text:p text:style-name="P373">warrant</text:p>
          </table:table-cell>
          <table:table-cell table:style-name="Table16.A2" office:value-type="string">
            <text:p text:style-name="P374">required</text:p>
          </table:table-cell>
          <table:table-cell table:style-name="Table16.C2" office:value-type="string">
            <text:p text:style-name="P373">A one-time secret used to authorise this renewal request.</text:p>
          </table:table-cell>
        </table:table-row>
      </table:table>
      <text:p text:style-name="P69"/>
      <text:p text:style-name="P41">Response Errors</text:p>
      <text:p text:style-name="P4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72">Error</text:p>
          </table:table-cell>
          <table:table-cell table:style-name="Table15.A1" office:value-type="string">
            <text:p text:style-name="P272">Reason</text:p>
          </table:table-cell>
          <table:table-cell table:style-name="Table15.C1" office:value-type="string">
            <text:p text:style-name="P265">Description</text:p>
          </table:table-cell>
        </table:table-row>
        <table:table-row>
          <table:table-cell table:style-name="Table15.A2" office:value-type="string">
            <text:p text:style-name="P376">400</text:p>
          </table:table-cell>
          <table:table-cell table:style-name="Table15.A2" office:value-type="string">
            <text:p text:style-name="P376">Bad Request</text:p>
          </table:table-cell>
          <table:table-cell table:style-name="Table15.C2" office:value-type="string">
            <text:p text:style-name="P378"><text:span text:style-name="T181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286">401</text:p>
          </table:table-cell>
          <table:table-cell table:style-name="Table15.A2" office:value-type="string">
            <text:p text:style-name="P286">Unauthorized</text:p>
          </table:table-cell>
          <table:table-cell table:style-name="Table15.C2" office:value-type="string">
            <text:p text:style-name="P290">The 'Authori<text:span text:style-name="T103">z</text:span>ation' header <text:span text:style-name="T180">is </text:span>missing and must be supplied.</text:p>
          </table:table-cell>
        </table:table-row>
        <table:table-row>
          <table:table-cell table:style-name="Table15.A2" office:value-type="string">
            <text:p text:style-name="P286">403</text:p>
          </table:table-cell>
          <table:table-cell table:style-name="Table15.A2" office:value-type="string">
            <text:p text:style-name="P286">Forbidden</text:p>
          </table:table-cell>
          <table:table-cell table:style-name="Table15.C2" office:value-type="string">
            <text:p text:style-name="P380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318">404</text:p>
          </table:table-cell>
          <table:table-cell table:style-name="Table15.A2" office:value-type="string">
            <text:p text:style-name="P318">Not Found</text:p>
          </table:table-cell>
          <table:table-cell table:style-name="Table15.C2" office:value-type="string">
            <text:p text:style-name="P322"><text:span text:style-name="T107">No user </text:span>resource presently exist<text:span text:style-name="T132">s</text:span> <text:span text:style-name="T110">at the request URI.</text:span></text:p>
          </table:table-cell>
        </table:table-row>
        <table:table-row>
          <table:table-cell table:style-name="Table15.A2" office:value-type="string">
            <text:p text:style-name="P297">405</text:p>
          </table:table-cell>
          <table:table-cell table:style-name="Table15.A2" office:value-type="string">
            <text:p text:style-name="P297">Method Not Allowed</text:p>
          </table:table-cell>
          <table:table-cell table:style-name="Table15.C2" office:value-type="string">
            <text:p text:style-name="P300"><text:span text:style-name="T105">T</text:span>he request method <text:span text:style-name="T105">was not one of:</text:span> GET, <text:span text:style-name="T173">POST</text:span>.</text:p>
          </table:table-cell>
        </table:table-row>
        <table:table-row>
          <table:table-cell table:style-name="Table15.A2" office:value-type="string">
            <text:p text:style-name="P306">406</text:p>
          </table:table-cell>
          <table:table-cell table:style-name="Table15.A2" office:value-type="string">
            <text:p text:style-name="P306">Not Acceptable</text:p>
          </table:table-cell>
          <table:table-cell table:style-name="Table15.C2" office:value-type="string">
            <text:p text:style-name="P311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326">410</text:p>
          </table:table-cell>
          <table:table-cell table:style-name="Table15.A2" office:value-type="string">
            <text:p text:style-name="P326">Gone</text:p>
          </table:table-cell>
          <table:table-cell table:style-name="Table15.C2" office:value-type="string">
            <text:p text:style-name="P330">A <text:span text:style-name="T174">user</text:span> resource <text:span text:style-name="T108">o</text:span>nce existed <text:span text:style-name="T108">at this URI</text:span>, but does not any more, <text:span text:style-name="T109">and will not at any point in the future</text:span>.</text:p>
          </table:table-cell>
        </table:table-row>
      </table:table>
      <text:p text:style-name="P159"/>
      <text:p text:style-name="P394">Example<text:span text:style-name="T11">s</text:span></text:p>
      <text:p text:style-name="P22"/>
      <text:p text:style-name="P25"><text:span text:style-name="T67">GE</text:span>T <text:span text:style-name="T73">/</text:span><text:span text:style-name="T74">apis/02586941785</text:span>/<text:span text:style-name="T53">user/</text:span><text:span text:style-name="T13">1421427848</text:span><text:span text:style-name="T69">/</text:span><text:span text:style-name="T70">renewals</text:span><text:span text:style-name="T77">?</text:span><text:span text:style-name="T78">page=</text:span><text:span text:style-name="T79">1</text:span><text:span text:style-name="T78">&amp;records=</text:span><text:span text:style-name="T79">6</text:span></text:p>
      <text:p text:style-name="P101"/>
      <text:p text:style-name="P153">Response Body:</text:p>
      <text:p text:style-name="P153"/>
      <text:p text:style-name="P113">{</text:p>
      <text:p text:style-name="P179"><text:span text:style-name="T12"><text:tab/></text:span><text:span text:style-name="T145">“</text:span><text:span text:style-name="T146">self”:“</text:span><text:a xlink:type="simple" xlink:href="https://api.doga.gov/1.0/templates"><text:span text:style-name="T145">https://login.mywadapi.com/apis/02...85</text:span></text:a><text:a xlink:type="simple" xlink:href="https://api.doga.gov/1.0/templates"><text:span text:style-name="T154">/</text:span></text:a><text:a xlink:type="simple" xlink:href="https://api.doga.gov/1.0/templates"><text:span text:style-name="T158">user/1421427848</text:span></text:a><text:a xlink:type="simple" xlink:href="https://api.doga.gov/1.0/templates"><text:span text:style-name="T145">/</text:span></text:a><text:a xlink:type="simple" xlink:href="https://api.doga.gov/1.0/templates"><text:span text:style-name="T154">renewal</text:span></text:a><text:a xlink:type="simple" xlink:href="https://api.doga.gov/1.0/templates"><text:span text:style-name="T155">s?page=</text:span></text:a><text:a xlink:type="simple" xlink:href="https://api.doga.gov/1.0/templates"><text:span text:style-name="T156">1</text:span></text:a><text:a xlink:type="simple" xlink:href="https://api.doga.gov/1.0/templates"><text:span text:style-name="T155">&amp;records=</text:span></text:a><text:a xlink:type="simple" xlink:href="https://api.doga.gov/1.0/templates"><text:span text:style-name="T157">4</text:span></text:a><text:span text:style-name="T149">”</text:span><text:span text:style-name="T145"><text:tab/>“</text:span><text:span text:style-name="T156">next</text:span><text:span text:style-name="T146">”:“</text:span><text:a xlink:type="simple" xlink:href="https://api.doga.gov/1.0/templates"><text:span text:style-name="T145">https://login.mywadapi.com/apis/02...85</text:span></text:a><text:a xlink:type="simple" xlink:href="https://api.doga.gov/1.0/templates"><text:span text:style-name="T154">/</text:span></text:a><text:a xlink:type="simple" xlink:href="https://api.doga.gov/1.0/templates"><text:span text:style-name="T158">user/1421427848/r</text:span></text:a><text:a xlink:type="simple" xlink:href="https://api.doga.gov/1.0/templates"><text:span text:style-name="T154">enewal</text:span></text:a><text:a xlink:type="simple" xlink:href="https://api.doga.gov/1.0/templates"><text:span text:style-name="T155">s?page=</text:span></text:a><text:a xlink:type="simple" xlink:href="https://api.doga.gov/1.0/templates"><text:span text:style-name="T156">2</text:span></text:a><text:a xlink:type="simple" xlink:href="https://api.doga.gov/1.0/templates"><text:span text:style-name="T155">&amp;records=</text:span></text:a><text:a xlink:type="simple" xlink:href="https://api.doga.gov/1.0/templates"><text:span text:style-name="T157">4</text:span></text:a><text:span text:style-name="T149">”</text:span></text:p>
      <text:p text:style-name="P169"><text:span text:style-name="T21"><text:tab/>“</text:span><text:span text:style-name="T22">total”: “</text:span><text:span text:style-name="T31">10</text:span><text:span text:style-name="T22">”,</text:span></text:p>
      <text:p text:style-name="P145"><text:span text:style-name="T115"><text:tab/>“</text:span><text:span text:style-name="T119">entries</text:span><text:span text:style-name="T117">”:</text:span><text:span text:style-name="T116">[</text:span></text:p>
      <text:p text:style-name="P133"><text:tab/><text:tab/>{</text:p>
      <text:p text:style-name="P133"><text:tab/><text:tab/><text:tab/>“<text:span text:style-name="T175">renewed-at”:</text:span>”<text:span text:style-name="T176">2015-04-25T18:53:38-04:00</text:span>”</text:p>
      <text:p text:style-name="P134"><text:tab/><text:tab/>},</text:p>
      <text:p text:style-name="P134"><text:tab/><text:tab/>{</text:p>
      <text:p text:style-name="P134"><text:tab/><text:tab/><text:tab/>“<text:span text:style-name="T175">renewed-at”:</text:span>”<text:span text:style-name="T176">2015-04-25T18:53:38-04:00</text:span>”</text:p>
      <text:p text:style-name="P134"><text:tab/><text:tab/>},</text:p>
      <text:p text:style-name="P134"><text:tab/><text:tab/>{</text:p>
      <text:p text:style-name="P134"><text:tab/><text:tab/><text:tab/>“<text:span text:style-name="T175">renewed-at”:</text:span>”<text:span text:style-name="T176">2015-04-25T18:53:38-04:00</text:span>”</text:p>
      <text:p text:style-name="P134"><text:tab/><text:tab/>},</text:p>
      <text:p text:style-name="P134"><text:tab/><text:tab/>{</text:p>
      <text:p text:style-name="P134"><text:tab/><text:tab/><text:tab/>“<text:span text:style-name="T175">renewed-at”:</text:span>”<text:span text:style-name="T176">2015-04-25T18:53:38-04:00</text:span>”</text:p>
      <text:p text:style-name="P134"><text:tab/><text:tab/>}</text:p>
      <text:p text:style-name="P137"><text:tab/>]</text:p>
      <text:p text:style-name="P245">}</text:p>
      <text:p text:style-name="P170"/>
      <text:p text:style-name="P250"><text:span text:style-name="T125">POST</text:span><text:span text:style-name="T126"> </text:span><text:span text:style-name="T84"><text:s/></text:span><text:span text:style-name="T92">/</text:span><text:span text:style-name="T93">apis/02586941785</text:span><text:span text:style-name="T85">/</text:span><text:span text:style-name="T86">user/</text:span><text:span text:style-name="T97">1421427848</text:span><text:span text:style-name="T87">/</text:span><text:span text:style-name="T88">renewals</text:span><text:span text:style-name="T89">?</text:span><text:span text:style-name="T90">warrant=</text:span><text:span text:style-name="T91">9710ef450fe8bfs</text:span></text:p>
      <text:p text:style-name="P23"/>
      <text:p text:style-name="P23">Request <text:span text:style-name="T10">Body</text:span>:</text:p>
      <text:p text:style-name="P23"/>
      <text:p text:style-name="P102">{</text:p>
      <text:p text:style-name="P171"><text:tab/><text:span text:style-name="T12">"key":“</text:span><text:span text:style-name="T32">a655c926ddf451e9f75403d593d11371</text:span><text:span text:style-name="T12">“,</text:span></text:p>
      <text:p text:style-name="P125"><text:tab/>“secret”:”<text:span text:style-name="T177">ba7c2707df665879b17dc9b5a88a106a</text:span>“,</text:p>
      <text:p text:style-name="P125"><text:tab/>“<text:span text:style-name="T178">expiry”:1430013910,</text:span></text:p>
      <text:p text:style-name="P123"><text:tab/><text:span text:style-name="T133">“</text:span><text:span text:style-name="T141">renew”:“</text:span><text:a xlink:type="simple" xlink:href="https://api.doga.gov/1.0/user/1421427848/tokens"><text:span text:style-name="T141">https://login.mywadapi.com/apis/0..5/user/1..8/renewals?warrant=d09cd0c24b0a8b59d</text:span></text:a><text:span text:style-name="T141">”</text:span></text:p>
      <text:p text:style-name="P247">}</text:p>
      <text:p text:style-name="P390">/<text:span text:style-name="T195">apis/{api_id}</text:span>/<text:span text:style-name="T45">user/{user_id}/resets</text:span></text:p>
      <text:p text:style-name="P49"/>
      <text:p text:style-name="P396">A collection of attempted resets of the users password</text:p>
      <text:p text:style-name="P56"/>
      <text:p text:style-name="P8"><text:span text:style-name="T1">Supported Request </text:span><text:span text:style-name="T2">M</text:span><text:span text:style-name="T1">ethods</text:span></text:p>
      <text:p text:style-name="P244"/>
      <text:p text:style-name="P242">GET – <text:span text:style-name="T171">Returns a list of token reset attempts for the specified user</text:span></text:p>
      <text:p text:style-name="P242"><text:span text:style-name="T170">POST</text:span> – <text:span text:style-name="T172">Requests a reset of the user's password</text:span></text:p>
      <text:p text:style-name="P56"/>
      <text:p text:style-name="P14"><text:span text:style-name="T1">Supported </text:span><text:span text:style-name="T2">F</text:span><text:span text:style-name="T1">ormats</text:span></text:p>
      <text:p text:style-name="P14"/>
      <text:p text:style-name="P62">json</text:p>
      <text:p text:style-name="P62"/>
      <text:p text:style-name="P187">Authentication</text:p>
      <text:p text:style-name="P199"/>
      <text:p text:style-name="P401">Basic</text:p>
      <text:p text:style-name="P70"/>
      <text:p text:style-name="P36">Query Parameters<text:span text:style-name="T49"> (GET)</text:span></text:p>
      <text:p text:style-name="P8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67">Name</text:p>
          </table:table-cell>
          <table:table-cell table:style-name="Table7.A1" office:value-type="string">
            <text:p text:style-name="P259">Inclusion</text:p>
          </table:table-cell>
          <table:table-cell table:style-name="Table7.C1" office:value-type="string">
            <text:p text:style-name="P267">Description</text:p>
          </table:table-cell>
        </table:table-row>
        <table:table-row>
          <table:table-cell table:style-name="Table7.A2" office:value-type="string">
            <text:p text:style-name="P281">page</text:p>
          </table:table-cell>
          <table:table-cell table:style-name="Table7.A2" office:value-type="string">
            <text:p text:style-name="P334">optional</text:p>
          </table:table-cell>
          <table:table-cell table:style-name="Table7.C2" office:value-type="string">
            <text:p text:style-name="P281"><text:span text:style-name="T112">The display </text:span>page of a paginated <text:span text:style-name="T197">resets</text:span> list.</text:p>
          </table:table-cell>
        </table:table-row>
        <table:table-row>
          <table:table-cell table:style-name="Table7.A2" office:value-type="string">
            <text:p text:style-name="P281">records</text:p>
          </table:table-cell>
          <table:table-cell table:style-name="Table7.A2" office:value-type="string">
            <text:p text:style-name="P334">optional</text:p>
          </table:table-cell>
          <table:table-cell table:style-name="Table7.C2" office:value-type="string">
            <text:p text:style-name="P281">The number of <text:span text:style-name="T197">resets</text:span> <text:span text:style-name="T113">that make up a page.</text:span></text:p>
          </table:table-cell>
        </table:table-row>
      </table:table>
      <text:p text:style-name="P70"/>
      <text:p text:style-name="P404">Arguments (POST)</text:p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67">Name</text:p>
          </table:table-cell>
          <table:table-cell table:style-name="Table10.A1" office:value-type="string">
            <text:p text:style-name="P259">Inclusion</text:p>
          </table:table-cell>
          <table:table-cell table:style-name="Table10.C1" office:value-type="string">
            <text:p text:style-name="P267">Description</text:p>
          </table:table-cell>
        </table:table-row>
        <table:table-row>
          <table:table-cell table:style-name="Table10.A2" office:value-type="string">
            <text:p text:style-name="P384">email</text:p>
          </table:table-cell>
          <table:table-cell table:style-name="Table10.A2" office:value-type="string">
            <text:p text:style-name="P375">required</text:p>
          </table:table-cell>
          <table:table-cell table:style-name="Table10.C2" office:value-type="string">
            <text:p text:style-name="P384">The email address to which Chantico will send the password reset code.</text:p>
          </table:table-cell>
        </table:table-row>
        <table:table-row>
          <table:table-cell table:style-name="Table10.A2" office:value-type="string">
            <text:p text:style-name="P461">recipient</text:p>
          </table:table-cell>
          <table:table-cell table:style-name="Table10.A2" office:value-type="string">
            <text:p text:style-name="P462">required</text:p>
          </table:table-cell>
          <table:table-cell table:style-name="Table10.C2" office:value-type="string">
            <text:p text:style-name="P461">The recipient to whom the password reset should be addressed.</text:p>
          </table:table-cell>
        </table:table-row>
      </table:table>
      <text:p text:style-name="P70"/>
      <text:p text:style-name="P42">Response Errors</text:p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73">Error</text:p>
          </table:table-cell>
          <table:table-cell table:style-name="Table11.A1" office:value-type="string">
            <text:p text:style-name="P273">Reason</text:p>
          </table:table-cell>
          <table:table-cell table:style-name="Table11.C1" office:value-type="string">
            <text:p text:style-name="P267">Description</text:p>
          </table:table-cell>
        </table:table-row>
        <table:table-row>
          <table:table-cell table:style-name="Table11.A2" office:value-type="string">
            <text:p text:style-name="P377">400</text:p>
          </table:table-cell>
          <table:table-cell table:style-name="Table11.A2" office:value-type="string">
            <text:p text:style-name="P377">Bad Request</text:p>
          </table:table-cell>
          <table:table-cell table:style-name="Table11.C2" office:value-type="string">
            <text:p text:style-name="P379"><text:span text:style-name="T181">The 'page' or records' query parameters were missing or invalid or the 'email' or 'recipient' arguments are missing or invalid</text:span>.</text:p>
          </table:table-cell>
        </table:table-row>
        <table:table-row>
          <table:table-cell table:style-name="Table11.A2" office:value-type="string">
            <text:p text:style-name="P287">401</text:p>
          </table:table-cell>
          <table:table-cell table:style-name="Table11.A2" office:value-type="string">
            <text:p text:style-name="P287">Unauthorized</text:p>
          </table:table-cell>
          <table:table-cell table:style-name="Table11.C2" office:value-type="string">
            <text:p text:style-name="P293">The 'Authori<text:span text:style-name="T103">z</text:span>ation' header <text:span text:style-name="T180">is </text:span>missing and must be supplied.</text:p>
          </table:table-cell>
        </table:table-row>
        <table:table-row>
          <table:table-cell table:style-name="Table11.A2" office:value-type="string">
            <text:p text:style-name="P287">403</text:p>
          </table:table-cell>
          <table:table-cell table:style-name="Table11.A2" office:value-type="string">
            <text:p text:style-name="P287">Forbidden</text:p>
          </table:table-cell>
          <table:table-cell table:style-name="Table11.C2" office:value-type="string">
            <text:p text:style-name="P381">The provided 'Authorization' Header did not include authorised credentials <text:span text:style-name="T197">or </text:span>the request was issued from an unauthorised IP address.</text:p>
          </table:table-cell>
        </table:table-row>
        <table:table-row>
          <table:table-cell table:style-name="Table11.A2" office:value-type="string">
            <text:p text:style-name="P319">404</text:p>
          </table:table-cell>
          <table:table-cell table:style-name="Table11.A2" office:value-type="string">
            <text:p text:style-name="P319">Not Found</text:p>
          </table:table-cell>
          <table:table-cell table:style-name="Table11.C2" office:value-type="string">
            <text:p text:style-name="P323"><text:span text:style-name="T107">No user </text:span>resource presently exist<text:span text:style-name="T132">s</text:span> <text:span text:style-name="T110">at the request URI.</text:span></text:p>
          </table:table-cell>
        </table:table-row>
        <table:table-row>
          <table:table-cell table:style-name="Table11.A2" office:value-type="string">
            <text:p text:style-name="P298">405</text:p>
          </table:table-cell>
          <table:table-cell table:style-name="Table11.A2" office:value-type="string">
            <text:p text:style-name="P298">Method Not Allowed</text:p>
          </table:table-cell>
          <table:table-cell table:style-name="Table11.C2" office:value-type="string">
            <text:p text:style-name="P302"><text:span text:style-name="T105">T</text:span>he request method <text:span text:style-name="T105">was not one of:</text:span> GET, <text:span text:style-name="T173">POST</text:span>.</text:p>
          </table:table-cell>
        </table:table-row>
        <table:table-row>
          <table:table-cell table:style-name="Table11.A2" office:value-type="string">
            <text:p text:style-name="P307">406</text:p>
          </table:table-cell>
          <table:table-cell table:style-name="Table11.A2" office:value-type="string">
            <text:p text:style-name="P307">Not Acceptable</text:p>
          </table:table-cell>
          <table:table-cell table:style-name="Table11.C2" office:value-type="string">
            <text:p text:style-name="P313">The request has 'Accept-*' headers that do not include supported formats (application/json), languages (en) or charsets (utf8).</text:p>
          </table:table-cell>
        </table:table-row>
        <table:table-row>
          <table:table-cell table:style-name="Table11.A2" office:value-type="string">
            <text:p text:style-name="P327">410</text:p>
          </table:table-cell>
          <table:table-cell table:style-name="Table11.A2" office:value-type="string">
            <text:p text:style-name="P327">Gone</text:p>
          </table:table-cell>
          <table:table-cell table:style-name="Table11.C2" office:value-type="string">
            <text:p text:style-name="P331">A <text:span text:style-name="T174">user</text:span> resource <text:span text:style-name="T108">o</text:span>nce existed <text:span text:style-name="T108">at this URI</text:span>, but does not any more, <text:span text:style-name="T109">and will not at any point in the future</text:span>.</text:p>
          </table:table-cell>
        </table:table-row>
      </table:table>
      <text:p text:style-name="P160"/>
      <text:p text:style-name="P395">Example<text:span text:style-name="T11">s</text:span></text:p>
      <text:p text:style-name="P27"/>
      <text:p text:style-name="P27"><text:span text:style-name="T67">GE</text:span>T <text:span text:style-name="T73">/</text:span><text:span text:style-name="T74">apis/02586941785</text:span>/<text:span text:style-name="T53">user/</text:span><text:span text:style-name="T13">1421427848</text:span><text:span text:style-name="T69">/</text:span><text:span text:style-name="T75">resets</text:span><text:span text:style-name="T77">?</text:span><text:span text:style-name="T78">page=</text:span><text:span text:style-name="T79">1</text:span><text:span text:style-name="T78">&amp;records=</text:span><text:span text:style-name="T79">6</text:span></text:p>
      <text:p text:style-name="P107"/>
      <text:p text:style-name="P157">Response Body:</text:p>
      <text:p text:style-name="P157"/>
      <text:p text:style-name="P116">{</text:p>
      <text:p text:style-name="P180"><text:span text:style-name="T12"><text:tab/></text:span><text:span text:style-name="T145">“</text:span><text:span text:style-name="T146">self”:“</text:span><text:a xlink:type="simple" xlink:href="https://api.doga.gov/1.0/templates"><text:span text:style-name="T145">https://login.mywadapi.com/apis/02...85</text:span></text:a><text:a xlink:type="simple" xlink:href="https://api.doga.gov/1.0/templates"><text:span text:style-name="T154">/</text:span></text:a><text:a xlink:type="simple" xlink:href="https://api.doga.gov/1.0/templates"><text:span text:style-name="T158">user/1421427848</text:span></text:a><text:a xlink:type="simple" xlink:href="https://api.doga.gov/1.0/templates"><text:span text:style-name="T145">/</text:span></text:a><text:a xlink:type="simple" xlink:href="https://api.doga.gov/1.0/templates"><text:span text:style-name="T154">re</text:span></text:a><text:a xlink:type="simple" xlink:href="https://api.doga.gov/1.0/templates"><text:span text:style-name="T159">sets</text:span></text:a><text:a xlink:type="simple" xlink:href="https://api.doga.gov/1.0/templates"><text:span text:style-name="T155">?page=</text:span></text:a><text:a xlink:type="simple" xlink:href="https://api.doga.gov/1.0/templates"><text:span text:style-name="T156">1</text:span></text:a><text:a xlink:type="simple" xlink:href="https://api.doga.gov/1.0/templates"><text:span text:style-name="T155">&amp;records</text:span></text:a><text:a xlink:type="simple" xlink:href="https://api.doga.gov/1.0/templates"><text:span text:style-name="T160">=3</text:span></text:a><text:span text:style-name="T149">”</text:span></text:p>
      <text:p text:style-name="P180"><text:span text:style-name="T21"><text:tab/>“</text:span><text:span text:style-name="T22">total”: “</text:span><text:span text:style-name="T40">3</text:span><text:span text:style-name="T22">”,</text:span></text:p>
      <text:p text:style-name="P148"><text:span text:style-name="T115"><text:tab/>“</text:span><text:span text:style-name="T119">entries</text:span><text:span text:style-name="T117">”:</text:span><text:span text:style-name="T116">[</text:span></text:p>
      <text:p text:style-name="P135"><text:tab/><text:tab/>{</text:p>
      <text:p text:style-name="P414"><text:tab/><text:tab/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295836369</text:span></text:a><text:span text:style-name="T200">”,</text:span></text:p>
      <text:p text:style-name="P144"><text:tab/><text:tab/><text:tab/>“status”:”requested”,</text:p>
      <text:p text:style-name="P135"><text:tab/><text:tab/><text:tab/>“<text:span text:style-name="T197">requested”:</text:span>”<text:span text:style-name="T176">2016-01-01T04:53:27-04:00</text:span>”,</text:p>
      <text:p text:style-name="P135"><text:tab/><text:tab/><text:tab/>“<text:span text:style-name="T198">closed”:””</text:span></text:p>
      <text:p text:style-name="P135"><text:tab/><text:tab/>},</text:p>
      <text:p text:style-name="P414"><text:tab/><text:tab/>{</text:p>
      <text:p text:style-name="P414"><text:tab/><text:tab/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029432065</text:span></text:a><text:span text:style-name="T200">”,</text:span></text:p>
      <text:p text:style-name="P144"><text:tab/><text:tab/><text:tab/>“status”:”re<text:span text:style-name="T199">set</text:span>”,</text:p>
      <text:p text:style-name="P136"><text:tab/><text:tab/><text:tab/>“<text:span text:style-name="T197">requested”:</text:span>”<text:span text:style-name="T176">2015-11-09T19:33:12-04:00</text:span>”,</text:p>
      <text:p text:style-name="P412"><text:tab/><text:tab/><text:tab/>“<text:span text:style-name="T198">closed”:”2015-11-09T19:34:43-04:00”</text:span></text:p>
      <text:p text:style-name="P135"><text:tab/><text:tab/>},</text:p>
      <text:p text:style-name="P414"><text:tab/><text:tab/>{</text:p>
      <text:p text:style-name="P414"><text:tab/><text:tab/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1375802291</text:span></text:a><text:span text:style-name="T200">”,</text:span></text:p>
      <text:p text:style-name="P144"><text:tab/><text:tab/><text:tab/>“status”:”<text:span text:style-name="T201">cancelled</text:span>”,</text:p>
      <text:p text:style-name="P136"><text:tab/><text:tab/><text:tab/>“<text:span text:style-name="T197">requested”:</text:span>”<text:span text:style-name="T176">2015-10-30T11:31:57-04:00</text:span>”,</text:p>
      <text:p text:style-name="P416"><text:tab/><text:tab/><text:tab/>“<text:span text:style-name="T198">closed”:</text:span>”<text:span text:style-name="T176">2015-10-30T12:01:57-04:00</text:span>”</text:p>
      <text:p text:style-name="P135"><text:tab/><text:tab/>}</text:p>
      <text:p text:style-name="P138"><text:tab/>]</text:p>
      <text:p text:style-name="P246">}</text:p>
      <text:p text:style-name="P180"/>
      <text:p text:style-name="P251"><text:span text:style-name="T125">POST</text:span><text:span text:style-name="T126"> </text:span><text:span text:style-name="T84"><text:s/></text:span><text:span text:style-name="T92">/</text:span><text:span text:style-name="T93">apis/02586941785</text:span><text:span text:style-name="T85">/</text:span><text:span text:style-name="T86">user/</text:span><text:span text:style-name="T97">1421427848</text:span><text:span text:style-name="T87">/</text:span><text:span text:style-name="T94">resets</text:span></text:p>
      <text:p text:style-name="P27"/>
      <text:p text:style-name="P27">Request <text:span text:style-name="T10">Body</text:span>:</text:p>
      <text:p text:style-name="P27"/>
      <text:p text:style-name="P107">{</text:p>
      <text:p text:style-name="P107"><text:tab/>“<text:span text:style-name="T206">recipient</text:span>”:”<text:span text:style-name="T206">Sven James</text:span>”,</text:p>
      <text:p text:style-name="P180"><text:tab/><text:span text:style-name="T12">"</text:span><text:span text:style-name="T39">email</text:span><text:span text:style-name="T12">”:”</text:span><text:span text:style-name="T39">sven@codehutsolutions.com</text:span><text:span text:style-name="T12">”</text:span></text:p>
      <text:p text:style-name="P248">}</text:p>
      <text:p text:style-name="P252"/>
      <text:p text:style-name="P28">R<text:span text:style-name="T198">esponse</text:span> <text:span text:style-name="T10">Body</text:span>:</text:p>
      <text:p text:style-name="P136"/>
      <text:p text:style-name="P414">{</text:p>
      <text:p text:style-name="P414"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0493031145</text:span></text:a><text:span text:style-name="T200">”,</text:span></text:p>
      <text:p text:style-name="P144"><text:tab/>“status”:”requested”,</text:p>
      <text:p text:style-name="P136"><text:tab/>“<text:span text:style-name="T197">requested”:</text:span>”<text:span text:style-name="T176">2016-01-04T12:05:16-04:00</text:span>”,</text:p>
      <text:p text:style-name="P136"><text:tab/>“<text:span text:style-name="T198">closed”:””</text:span></text:p>
      <text:p text:style-name="P422">}</text:p>
      <text:p text:style-name="P435">/<text:span text:style-name="T195">apis/{api_id}</text:span>/<text:span text:style-name="T45">user/{user_id}/resets/{reset_id}</text:span></text:p>
      <text:p text:style-name="P411"/>
      <text:p text:style-name="P397">A<text:span text:style-name="T201">n existing password reset request</text:span></text:p>
      <text:p text:style-name="P398"/>
      <text:p text:style-name="P406"><text:span text:style-name="T1">Supported Request </text:span><text:span text:style-name="T2">M</text:span><text:span text:style-name="T1">ethods</text:span></text:p>
      <text:p text:style-name="P426"/>
      <text:p text:style-name="P427">GET – <text:span text:style-name="T171">Returns the specified password reset request</text:span></text:p>
      <text:p text:style-name="P427"><text:span text:style-name="T170">PUT – Finalise the password reset request</text:span></text:p>
      <text:p text:style-name="P398"/>
      <text:p text:style-name="P407"><text:span text:style-name="T1">Supported </text:span><text:span text:style-name="T2">F</text:span><text:span text:style-name="T1">ormats</text:span></text:p>
      <text:p text:style-name="P407"/>
      <text:p text:style-name="P399">json</text:p>
      <text:p text:style-name="P399"/>
      <text:p text:style-name="P403">Authentication</text:p>
      <text:p text:style-name="P428"/>
      <text:p text:style-name="P402">Basic</text:p>
      <text:p text:style-name="P400"/>
      <text:p text:style-name="P405">Arguments (P<text:span text:style-name="T202">U</text:span>T)</text:p>
      <text:p text:style-name="P408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38">Name</text:p>
          </table:table-cell>
          <table:table-cell table:style-name="Table17.A1" office:value-type="string">
            <text:p text:style-name="P437">Inclusion</text:p>
          </table:table-cell>
          <table:table-cell table:style-name="Table17.C1" office:value-type="string">
            <text:p text:style-name="P438">Description</text:p>
          </table:table-cell>
        </table:table-row>
        <table:table-row>
          <table:table-cell table:style-name="Table17.A2" office:value-type="string">
            <text:p text:style-name="P455">code</text:p>
          </table:table-cell>
          <table:table-cell table:style-name="Table17.A2" office:value-type="string">
            <text:p text:style-name="P441">required</text:p>
          </table:table-cell>
          <table:table-cell table:style-name="Table17.C2" office:value-type="string">
            <text:p text:style-name="P440">The <text:span text:style-name="T202">password reset code affiliated with this request</text:span>.</text:p>
          </table:table-cell>
        </table:table-row>
        <table:table-row>
          <table:table-cell table:style-name="Table17.A2" office:value-type="string">
            <text:p text:style-name="P432"><text:span text:style-name="T204">authentication</text:span></text:p>
          </table:table-cell>
          <table:table-cell table:style-name="Table17.A2" office:value-type="string">
            <text:p text:style-name="P460">required</text:p>
          </table:table-cell>
          <table:table-cell table:style-name="Table17.C2" office:value-type="string">
            <text:p text:style-name="P459">The new password to associate with the user's account.</text:p>
          </table:table-cell>
        </table:table-row>
      </table:table>
      <text:p text:style-name="P400"/>
      <text:p text:style-name="P409">Response Errors</text:p>
      <text:p text:style-name="P409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39">Error</text:p>
          </table:table-cell>
          <table:table-cell table:style-name="Table19.A1" office:value-type="string">
            <text:p text:style-name="P439">Reason</text:p>
          </table:table-cell>
          <table:table-cell table:style-name="Table19.C1" office:value-type="string">
            <text:p text:style-name="P438">Description</text:p>
          </table:table-cell>
        </table:table-row>
        <table:table-row>
          <table:table-cell table:style-name="Table19.A2" office:value-type="string">
            <text:p text:style-name="P442">400</text:p>
          </table:table-cell>
          <table:table-cell table:style-name="Table19.A2" office:value-type="string">
            <text:p text:style-name="P442">Bad Request</text:p>
          </table:table-cell>
          <table:table-cell table:style-name="Table19.C2" office:value-type="string">
            <text:p text:style-name="P443"><text:span text:style-name="T181">The reset code or new password is missing</text:span>.</text:p>
          </table:table-cell>
        </table:table-row>
        <table:table-row>
          <table:table-cell table:style-name="Table19.A2" office:value-type="string">
            <text:p text:style-name="P444">401</text:p>
          </table:table-cell>
          <table:table-cell table:style-name="Table19.A2" office:value-type="string">
            <text:p text:style-name="P444">Unauthorized</text:p>
          </table:table-cell>
          <table:table-cell table:style-name="Table19.C2" office:value-type="string">
            <text:p text:style-name="P445">The 'Authori<text:span text:style-name="T103">z</text:span>ation' header <text:span text:style-name="T180">is </text:span>missing and must be supplied.</text:p>
          </table:table-cell>
        </table:table-row>
        <table:table-row>
          <table:table-cell table:style-name="Table19.A2" office:value-type="string">
            <text:p text:style-name="P444">403</text:p>
          </table:table-cell>
          <table:table-cell table:style-name="Table19.A2" office:value-type="string">
            <text:p text:style-name="P444">Forbidden</text:p>
          </table:table-cell>
          <table:table-cell table:style-name="Table19.C2" office:value-type="string">
            <text:p text:style-name="P446">The provided 'Authorization' Header did not include authorised credentials,<text:span text:style-name="T197"> </text:span>the request was issued from an unauthorised IP address, <text:span text:style-name="T202">or the password request code was invalid</text:span>.</text:p>
          </table:table-cell>
        </table:table-row>
        <table:table-row>
          <table:table-cell table:style-name="Table19.A2" office:value-type="string">
            <text:p text:style-name="P447">404</text:p>
          </table:table-cell>
          <table:table-cell table:style-name="Table19.A2" office:value-type="string">
            <text:p text:style-name="P447">Not Found</text:p>
          </table:table-cell>
          <table:table-cell table:style-name="Table19.C2" office:value-type="string">
            <text:p text:style-name="P448"><text:span text:style-name="T107">No user </text:span>resource presently exist<text:span text:style-name="T132">s</text:span> <text:span text:style-name="T110">at the request URI.</text:span></text:p>
          </table:table-cell>
        </table:table-row>
        <table:table-row>
          <table:table-cell table:style-name="Table19.A2" office:value-type="string">
            <text:p text:style-name="P449">405</text:p>
          </table:table-cell>
          <table:table-cell table:style-name="Table19.A2" office:value-type="string">
            <text:p text:style-name="P449">Method Not Allowed</text:p>
          </table:table-cell>
          <table:table-cell table:style-name="Table19.C2" office:value-type="string">
            <text:p text:style-name="P450"><text:span text:style-name="T105">T</text:span>he request method <text:span text:style-name="T105">was not one of:</text:span> GET, <text:span text:style-name="T173">PUT</text:span>.</text:p>
          </table:table-cell>
        </table:table-row>
        <table:table-row>
          <table:table-cell table:style-name="Table19.A2" office:value-type="string">
            <text:p text:style-name="P451">406</text:p>
          </table:table-cell>
          <table:table-cell table:style-name="Table19.A2" office:value-type="string">
            <text:p text:style-name="P451">Not Acceptable</text:p>
          </table:table-cell>
          <table:table-cell table:style-name="Table19.C2" office:value-type="string">
            <text:p text:style-name="P452">The request has 'Accept-*' headers that do not include supported formats (application/json), languages (en) or charsets (utf8).</text:p>
          </table:table-cell>
        </table:table-row>
        <table:table-row>
          <table:table-cell table:style-name="Table19.A2" office:value-type="string">
            <text:p text:style-name="P456">409</text:p>
          </table:table-cell>
          <table:table-cell table:style-name="Table19.A2" office:value-type="string">
            <text:p text:style-name="P456">Conflict</text:p>
          </table:table-cell>
          <table:table-cell table:style-name="Table19.C2" office:value-type="string">
            <text:p text:style-name="P455"><text:span text:style-name="T205">A PUT request is sent when the resource </text:span>status <text:span text:style-name="T205">is</text:span> either 'reset', indicating the request has already been executed, or 'cancelled', indicating it has timed out.</text:p>
          </table:table-cell>
        </table:table-row>
        <table:table-row>
          <table:table-cell table:style-name="Table19.A2" office:value-type="string">
            <text:p text:style-name="P453">410</text:p>
          </table:table-cell>
          <table:table-cell table:style-name="Table19.A2" office:value-type="string">
            <text:p text:style-name="P453">Gone</text:p>
          </table:table-cell>
          <table:table-cell table:style-name="Table19.C2" office:value-type="string">
            <text:p text:style-name="P454">A <text:span text:style-name="T174">user</text:span> resource <text:span text:style-name="T108">o</text:span>nce existed <text:span text:style-name="T108">at this URI</text:span>, but does not any more, <text:span text:style-name="T109">and will not at any point in the future</text:span>.</text:p>
          </table:table-cell>
        </table:table-row>
        <table:table-row>
          <table:table-cell table:style-name="Table19.A2" office:value-type="string">
            <text:p text:style-name="P309">412</text:p>
          </table:table-cell>
          <table:table-cell table:style-name="Table19.A2" office:value-type="string">
            <text:p text:style-name="P309">Precondition Failed</text:p>
          </table:table-cell>
          <table:table-cell table:style-name="Table19.C2" office:value-type="string">
            <text:p text:style-name="P458">The <text:span text:style-name="T202">password reset request's state has changed since</text:span> the specified Modified-Date and ETag were issued.</text:p>
          </table:table-cell>
        </table:table-row>
      </table:table>
      <text:p text:style-name="P429"/>
      <text:p text:style-name="P436">Example<text:span text:style-name="T11">s</text:span></text:p>
      <text:p text:style-name="P410"/>
      <text:p text:style-name="P410"><text:span text:style-name="T67">GE</text:span>T <text:span text:style-name="T73">/</text:span><text:span text:style-name="T74">apis/02586941785</text:span>/<text:span text:style-name="T53">user/</text:span><text:span text:style-name="T13">1421427848</text:span><text:span text:style-name="T69">/</text:span><text:span text:style-name="T75">resets</text:span><text:span text:style-name="T79">/</text:span><text:span text:style-name="T83">0493031145</text:span></text:p>
      <text:p text:style-name="P419"/>
      <text:p text:style-name="P430">Response Body:</text:p>
      <text:p text:style-name="P430"/>
      <text:p text:style-name="P417">{</text:p>
      <text:p text:style-name="P417"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0493031145</text:span></text:a><text:span text:style-name="T200">”,</text:span></text:p>
      <text:p text:style-name="P421"><text:tab/>“status”:”requested”,</text:p>
      <text:p text:style-name="P417"><text:tab/>“<text:span text:style-name="T197">requested”:</text:span>”<text:span text:style-name="T176">2016-01-04T12:05:16-04:00</text:span>”,</text:p>
      <text:p text:style-name="P417"><text:tab/>“<text:span text:style-name="T198">closed”:””</text:span></text:p>
      <text:p text:style-name="P424">}</text:p>
      <text:p text:style-name="P431"/>
      <text:p text:style-name="P434"><text:span text:style-name="T127">PUT</text:span><text:span text:style-name="T85"> </text:span><text:span text:style-name="T92">/</text:span><text:span text:style-name="T93">apis/02586941785</text:span><text:span text:style-name="T85">/</text:span><text:span text:style-name="T86">user/</text:span><text:span text:style-name="T97">1421427848</text:span><text:span text:style-name="T87">/</text:span><text:span text:style-name="T94">resets</text:span><text:span text:style-name="T95">/</text:span><text:span text:style-name="T96">0493031145</text:span></text:p>
      <text:p text:style-name="P410"/>
      <text:p text:style-name="P410">Request <text:span text:style-name="T10">Body</text:span>:</text:p>
      <text:p text:style-name="P410"/>
      <text:p text:style-name="P419">{</text:p>
      <text:p text:style-name="P431"><text:tab/><text:span text:style-name="T12">"</text:span><text:span text:style-name="T41">code</text:span><text:span text:style-name="T12">”:”</text:span><text:span text:style-name="T41">102839</text:span><text:span text:style-name="T12">”,</text:span></text:p>
      <text:p text:style-name="P431"><text:span text:style-name="T12"><text:tab/>“</text:span><text:span text:style-name="T42">authentication</text:span><text:span text:style-name="T12">”:”</text:span><text:span text:style-name="T41">new-password</text:span><text:span text:style-name="T12">”</text:span></text:p>
      <text:p text:style-name="P425">}</text:p>
      <text:p text:style-name="P433"/>
      <text:p text:style-name="P410">R<text:span text:style-name="T198">esponse</text:span> <text:span text:style-name="T10">Body</text:span>:</text:p>
      <text:p text:style-name="P415"/>
      <text:p text:style-name="P415">{</text:p>
      <text:p text:style-name="P415"><text:tab/>“<text:span text:style-name="T200">self”:”</text:span><text:a xlink:type="simple" xlink:href="https://api.doga.gov/1.0/templates"><text:span text:style-name="T134">https://login.mywadapi.com/apis/0</text:span></text:a><text:a xlink:type="simple" xlink:href="https://api.doga.gov/1.0/templates"><text:span text:style-name="T144">2</text:span></text:a><text:a xlink:type="simple" xlink:href="https://api.doga.gov/1.0/templates"><text:span text:style-name="T134">...</text:span></text:a><text:a xlink:type="simple" xlink:href="https://api.doga.gov/1.0/templates"><text:span text:style-name="T144">8</text:span></text:a><text:a xlink:type="simple" xlink:href="https://api.doga.gov/1.0/templates"><text:span text:style-name="T134">5</text:span></text:a><text:a xlink:type="simple" xlink:href="https://api.doga.gov/1.0/templates"><text:span text:style-name="T142">/</text:span></text:a><text:a xlink:type="simple" xlink:href="https://api.doga.gov/1.0/templates"><text:span text:style-name="T143">user/14..48</text:span></text:a><text:a xlink:type="simple" xlink:href="https://api.doga.gov/1.0/templates"><text:span text:style-name="T134">/</text:span></text:a><text:a xlink:type="simple" xlink:href="https://api.doga.gov/1.0/templates"><text:span text:style-name="T142">r</text:span></text:a><text:a xlink:type="simple" xlink:href="https://api.doga.gov/1.0/templates"><text:span text:style-name="T144">esets/0493031145</text:span></text:a><text:span text:style-name="T200">”,</text:span></text:p>
      <text:p text:style-name="P420"><text:tab/>“status”:”<text:span text:style-name="T203">reset</text:span>”,</text:p>
      <text:p text:style-name="P415"><text:tab/>“<text:span text:style-name="T197">requested”:</text:span>”<text:span text:style-name="T176">2016-01-04T12:05:16-04:00</text:span>”,</text:p>
      <text:p text:style-name="P417"><text:tab/>“<text:span text:style-name="T198">closed”:”2016-01-04T12:24:31-04:00”</text:span></text:p>
      <text:p text:style-name="P423">}</text:p>
      <text:p text:style-name="P389">/apis/{api_id}/whitelist</text:p>
      <text:p text:style-name="P46"/>
      <text:p text:style-name="P72">A co<text:span text:style-name="T46">llection of IP addresses that are approved to send requests regarding the specified API to Chantico. If the whitelist is empty, all incoming requests from non-blacklisted IPs will be honoured.</text:span></text:p>
      <text:p text:style-name="P52"/>
      <text:p text:style-name="P4"><text:span text:style-name="T1">Supported Request </text:span><text:span text:style-name="T2">M</text:span><text:span text:style-name="T1">ethods</text:span></text:p>
      <text:p text:style-name="P52"/>
      <text:p text:style-name="P76">GET – Returns a<text:span text:style-name="T187">ll</text:span> <text:span text:style-name="T123">whitelisted IPs</text:span></text:p>
      <text:p text:style-name="P52">P<text:span text:style-name="T187">U</text:span>T – <text:span text:style-name="T47">Amend the IP addresses on the whitelist</text:span></text:p>
      <text:p text:style-name="P52"/>
      <text:p text:style-name="P11"><text:span text:style-name="T1">Supported </text:span><text:span text:style-name="T2">F</text:span><text:span text:style-name="T1">ormats</text:span></text:p>
      <text:p text:style-name="P11"/>
      <text:p text:style-name="P59">json</text:p>
      <text:p text:style-name="P59"/>
      <text:p text:style-name="P184">Authentication</text:p>
      <text:p text:style-name="P11"/>
      <text:p text:style-name="P80">Basic <text:span text:style-name="T48">(Only Chantico root user can view or modify the whitelist)</text:span></text:p>
      <text:p text:style-name="P4"/>
      <text:p text:style-name="P31">Arguments <text:span text:style-name="T49">(POST)</text:span></text:p>
      <text:p text:style-name="P6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3">Name</text:p>
          </table:table-cell>
          <table:table-cell table:style-name="Table8.A1" office:value-type="string">
            <text:p text:style-name="P256">Inclusion</text:p>
          </table:table-cell>
          <table:table-cell table:style-name="Table8.C1" office:value-type="string">
            <text:p text:style-name="P263">Description</text:p>
          </table:table-cell>
        </table:table-row>
        <table:table-row>
          <table:table-cell table:style-name="Table8.A2" office:value-type="string">
            <text:p text:style-name="P335">ip<text:span text:style-name="T183">s</text:span></text:p>
          </table:table-cell>
          <table:table-cell table:style-name="Table8.A2" office:value-type="string">
            <text:p text:style-name="P275">required</text:p>
          </table:table-cell>
          <table:table-cell table:style-name="Table8.C2" office:value-type="string">
            <text:p text:style-name="P335"><text:span text:style-name="T183">A list of IP addresses to be added to the whitelist</text:span>.</text:p>
          </table:table-cell>
        </table:table-row>
      </table:table>
      <text:p text:style-name="P66"/>
      <text:p text:style-name="P38">Response Errors</text:p>
      <text:p text:style-name="P3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0">Error</text:p>
          </table:table-cell>
          <table:table-cell table:style-name="Table9.A1" office:value-type="string">
            <text:p text:style-name="P270">Reason</text:p>
          </table:table-cell>
          <table:table-cell table:style-name="Table9.C1" office:value-type="string">
            <text:p text:style-name="P263">Description</text:p>
          </table:table-cell>
        </table:table-row>
        <table:table-row>
          <table:table-cell table:style-name="Table9.A2" office:value-type="string">
            <text:p text:style-name="P285">400</text:p>
          </table:table-cell>
          <table:table-cell table:style-name="Table9.A2" office:value-type="string">
            <text:p text:style-name="P285">Bad Request</text:p>
          </table:table-cell>
          <table:table-cell table:style-name="Table9.C2" office:value-type="string">
            <text:p text:style-name="P291"><text:span text:style-name="T105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285">401</text:p>
          </table:table-cell>
          <table:table-cell table:style-name="Table9.A2" office:value-type="string">
            <text:p text:style-name="P285">Unauthorized</text:p>
          </table:table-cell>
          <table:table-cell table:style-name="Table9.C2" office:value-type="string">
            <text:p text:style-name="P292">The 'Authori<text:span text:style-name="T103">z</text:span>ation' header is missing and must be supplied.</text:p>
          </table:table-cell>
        </table:table-row>
        <table:table-row>
          <table:table-cell table:style-name="Table9.A2" office:value-type="string">
            <text:p text:style-name="P285">403</text:p>
          </table:table-cell>
          <table:table-cell table:style-name="Table9.A2" office:value-type="string">
            <text:p text:style-name="P285">Forbidden</text:p>
          </table:table-cell>
          <table:table-cell table:style-name="Table9.C2" office:value-type="string">
            <text:p text:style-name="P338">The request authorisation did not include <text:span text:style-name="T184">Chantico root</text:span> credentials, <text:span text:style-name="T190">the client IP has been blacklisted, or is absent from an existent whitelist,</text:span><text:span text:style-name="T68"> </text:span><text:span text:style-name="T71">or the If-Match and ETag headers were missing</text:span><text:span text:style-name="T68">.</text:span></text:p>
          </table:table-cell>
        </table:table-row>
        <table:table-row>
          <table:table-cell table:style-name="Table9.A2" office:value-type="string">
            <text:p text:style-name="P296">405</text:p>
          </table:table-cell>
          <table:table-cell table:style-name="Table9.A2" office:value-type="string">
            <text:p text:style-name="P296">Method Not Allowed</text:p>
          </table:table-cell>
          <table:table-cell table:style-name="Table9.C2" office:value-type="string">
            <text:p text:style-name="P301"><text:span text:style-name="T105">T</text:span>he request method <text:span text:style-name="T105">was not one of:</text:span> GET, <text:span text:style-name="T173">PUT</text:span>.</text:p>
          </table:table-cell>
        </table:table-row>
        <table:table-row>
          <table:table-cell table:style-name="Table9.A2" office:value-type="string">
            <text:p text:style-name="P305">406</text:p>
          </table:table-cell>
          <table:table-cell table:style-name="Table9.A2" office:value-type="string">
            <text:p text:style-name="P305">Not Acceptable</text:p>
          </table:table-cell>
          <table:table-cell table:style-name="Table9.C2" office:value-type="string">
            <text:p text:style-name="P312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336">409</text:p>
          </table:table-cell>
          <table:table-cell table:style-name="Table9.A2" office:value-type="string">
            <text:p text:style-name="P336">Conflict</text:p>
          </table:table-cell>
          <table:table-cell table:style-name="Table9.C2" office:value-type="string">
            <text:p text:style-name="P382"><text:span text:style-name="T182">The white list contains duplicate IPs</text:span>.</text:p>
          </table:table-cell>
        </table:table-row>
        <table:table-row>
          <table:table-cell table:style-name="Table9.A2" office:value-type="string">
            <text:p text:style-name="P309">412</text:p>
          </table:table-cell>
          <table:table-cell table:style-name="Table9.A2" office:value-type="string">
            <text:p text:style-name="P309">Precondition Failed</text:p>
          </table:table-cell>
          <table:table-cell table:style-name="Table9.C2" office:value-type="string">
            <text:p text:style-name="P315">The <text:span text:style-name="T185">whitelist'</text:span>s state has changed since the specified Modified-Date and ETag were issued.</text:p>
          </table:table-cell>
        </table:table-row>
      </table:table>
      <text:p text:style-name="P20"/>
      <text:p text:style-name="P20"/>
      <text:p text:style-name="P392">Example<text:span text:style-name="T11">s</text:span></text:p>
      <text:p text:style-name="P20"/>
      <text:p text:style-name="P45">GET <text:span text:style-name="T76">/</text:span><text:span text:style-name="T80">apis/02586941785</text:span><text:span text:style-name="T81">/</text:span><text:span text:style-name="T124">whitelist</text:span></text:p>
      <text:p text:style-name="P103"/>
      <text:p text:style-name="P154">Response Body:</text:p>
      <text:p text:style-name="P154"/>
      <text:p text:style-name="P114">{</text:p>
      <text:p text:style-name="P172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72"><text:span text:style-name="T21"><text:tab/>“</text:span><text:span text:style-name="T22">total”: “</text:span><text:span text:style-name="T35">5</text:span><text:span text:style-name="T22">”,</text:span></text:p>
      <text:p text:style-name="P146"><text:span text:style-name="T115"><text:tab/>“</text:span><text:span text:style-name="T120">ips</text:span><text:span text:style-name="T117">”:</text:span><text:span text:style-name="T116">[</text:span></text:p>
      <text:p text:style-name="P173"><text:span text:style-name="T12"><text:tab/><text:tab/></text:span><text:span text:style-name="T14">”</text:span><text:span text:style-name="T26">226.118.69.200</text:span><text:span text:style-name="T14">”,</text:span></text:p>
      <text:p text:style-name="P173"><text:span text:style-name="T12"><text:tab/><text:tab/></text:span><text:span text:style-name="T14">”</text:span><text:span text:style-name="T27">244.146.237.16</text:span><text:span text:style-name="T14">”,</text:span></text:p>
      <text:p text:style-name="P173"><text:span text:style-name="T12"><text:tab/><text:tab/></text:span><text:span text:style-name="T14">”</text:span><text:span text:style-name="T27">136.34.223.64</text:span><text:span text:style-name="T14">”,</text:span></text:p>
      <text:p text:style-name="P173"><text:span text:style-name="T12"><text:tab/><text:tab/></text:span><text:span text:style-name="T14">”</text:span><text:span text:style-name="T28">205.194.103.57</text:span><text:span text:style-name="T14">”,</text:span></text:p>
      <text:p text:style-name="P173"><text:span text:style-name="T12"><text:tab/><text:tab/></text:span><text:span text:style-name="T14">”</text:span><text:span text:style-name="T28">8.86.227.193</text:span><text:span text:style-name="T14">”</text:span></text:p>
      <text:p text:style-name="P139"><text:tab/>]</text:p>
      <text:p text:style-name="P114">}</text:p>
      <text:p text:style-name="P20"/>
      <text:p text:style-name="P26"><text:span text:style-name="T186">PUT</text:span> <text:span text:style-name="T82">/</text:span><text:span text:style-name="T80">apis/02586941785</text:span><text:span text:style-name="T76">/</text:span><text:span text:style-name="T128">whitelist</text:span></text:p>
      <text:p text:style-name="P20"/>
      <text:p text:style-name="P20">Request <text:span text:style-name="T10">Body</text:span>:</text:p>
      <text:p text:style-name="P20"/>
      <text:p text:style-name="P104">{</text:p>
      <text:p text:style-name="P128"><text:tab/>“ips”:[</text:p>
      <text:p text:style-name="P174"><text:span text:style-name="T12"><text:tab/><text:tab/></text:span><text:span text:style-name="T14">”</text:span><text:span text:style-name="T26">226.118.69.200</text:span><text:span text:style-name="T14">”,</text:span></text:p>
      <text:p text:style-name="P174"><text:span text:style-name="T12"><text:tab/><text:tab/></text:span><text:span text:style-name="T14">”</text:span><text:span text:style-name="T27">136.34.223.64</text:span><text:span text:style-name="T14">”,</text:span></text:p>
      <text:p text:style-name="P174"><text:span text:style-name="T12"><text:tab/><text:tab/></text:span><text:span text:style-name="T14">”</text:span><text:span text:style-name="T28">8.86.227.193</text:span><text:span text:style-name="T14">”</text:span></text:p>
      <text:p text:style-name="P140"><text:tab/>]</text:p>
      <text:p text:style-name="P96">}</text:p>
      <text:p text:style-name="P96"/>
      <text:p text:style-name="P155">Response Body:</text:p>
      <text:p text:style-name="P155"/>
      <text:p text:style-name="P115">{</text:p>
      <text:p text:style-name="P175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75"><text:span text:style-name="T21"><text:tab/>“</text:span><text:span text:style-name="T22">total”: “</text:span><text:span text:style-name="T36">3</text:span><text:span text:style-name="T22">”,</text:span></text:p>
      <text:p text:style-name="P147"><text:span text:style-name="T115"><text:tab/>“</text:span><text:span text:style-name="T120">ips</text:span><text:span text:style-name="T117">”:</text:span><text:span text:style-name="T116">[</text:span></text:p>
      <text:p text:style-name="P175"><text:span text:style-name="T12"><text:tab/><text:tab/></text:span><text:span text:style-name="T14">”</text:span><text:span text:style-name="T26">226.118.69.200</text:span><text:span text:style-name="T14">”,</text:span></text:p>
      <text:p text:style-name="P175"><text:span text:style-name="T12"><text:tab/><text:tab/></text:span><text:span text:style-name="T14">”</text:span><text:span text:style-name="T27">136.34.223.64</text:span><text:span text:style-name="T14">”,</text:span></text:p>
      <text:p text:style-name="P175"><text:span text:style-name="T12"><text:tab/><text:tab/></text:span><text:span text:style-name="T14">”</text:span><text:span text:style-name="T28">8.86.227.193</text:span><text:span text:style-name="T14">”</text:span></text:p>
      <text:p text:style-name="P141"><text:tab/>]</text:p>
      <text:p text:style-name="P115">}</text:p>
      <text:p text:style-name="P387">/<text:span text:style-name="T196">apis/{api_id}</text:span>/<text:span text:style-name="T129">blacklist</text:span></text:p>
      <text:p text:style-name="P47"/>
      <text:p text:style-name="P73">A co<text:span text:style-name="T46">llection of IP addresses that are explicitly banned from sending requests to Chantico. If the blacklist is empty, all incoming requests (unless there is a whitelist) will be honoured.</text:span></text:p>
      <text:p text:style-name="P53"/>
      <text:p text:style-name="P5"><text:span text:style-name="T1">Supported Request </text:span><text:span text:style-name="T2">M</text:span><text:span text:style-name="T1">ethods</text:span></text:p>
      <text:p text:style-name="P55"/>
      <text:p text:style-name="P77">GET – Returns a<text:span text:style-name="T187">ll blacklisted IPs</text:span></text:p>
      <text:p text:style-name="P55">P<text:span text:style-name="T187">U</text:span>T – <text:span text:style-name="T47">Amend the IP addresses on the blacklist</text:span></text:p>
      <text:p text:style-name="P53"/>
      <text:p text:style-name="P12"><text:span text:style-name="T1">Supported </text:span><text:span text:style-name="T2">F</text:span><text:span text:style-name="T1">ormats</text:span></text:p>
      <text:p text:style-name="P12"/>
      <text:p text:style-name="P60">json</text:p>
      <text:p text:style-name="P60"/>
      <text:p text:style-name="P185">Authentication</text:p>
      <text:p text:style-name="P12"/>
      <text:p text:style-name="P81">Basic <text:span text:style-name="T48">(Only Chantico root user can view or modify the blacklist)</text:span></text:p>
      <text:p text:style-name="P5"/>
      <text:p text:style-name="P32">Arguments <text:span text:style-name="T49">(POST)</text:span></text:p>
      <text:p text:style-name="P6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4">Name</text:p>
          </table:table-cell>
          <table:table-cell table:style-name="Table12.A1" office:value-type="string">
            <text:p text:style-name="P257">Inclusion</text:p>
          </table:table-cell>
          <table:table-cell table:style-name="Table12.C1" office:value-type="string">
            <text:p text:style-name="P264">Description</text:p>
          </table:table-cell>
        </table:table-row>
        <table:table-row>
          <table:table-cell table:style-name="Table12.A2" office:value-type="string">
            <text:p text:style-name="P335">ip<text:span text:style-name="T183">s</text:span></text:p>
          </table:table-cell>
          <table:table-cell table:style-name="Table12.A2" office:value-type="string">
            <text:p text:style-name="P275">required</text:p>
          </table:table-cell>
          <table:table-cell table:style-name="Table12.C2" office:value-type="string">
            <text:p text:style-name="P335"><text:span text:style-name="T183">A list of IP addresses to be added to the blacklist</text:span>.</text:p>
          </table:table-cell>
        </table:table-row>
      </table:table>
      <text:p text:style-name="P67"/>
      <text:p text:style-name="P39">Response Errors</text:p>
      <text:p text:style-name="P39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1">Error</text:p>
          </table:table-cell>
          <table:table-cell table:style-name="Table13.A1" office:value-type="string">
            <text:p text:style-name="P271">Reason</text:p>
          </table:table-cell>
          <table:table-cell table:style-name="Table13.C1" office:value-type="string">
            <text:p text:style-name="P264">Description</text:p>
          </table:table-cell>
        </table:table-row>
        <table:table-row>
          <table:table-cell table:style-name="Table13.A2" office:value-type="string">
            <text:p text:style-name="P285">400</text:p>
          </table:table-cell>
          <table:table-cell table:style-name="Table13.A2" office:value-type="string">
            <text:p text:style-name="P285">Bad Request</text:p>
          </table:table-cell>
          <table:table-cell table:style-name="Table13.C2" office:value-type="string">
            <text:p text:style-name="P291"><text:span text:style-name="T105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285">401</text:p>
          </table:table-cell>
          <table:table-cell table:style-name="Table13.A2" office:value-type="string">
            <text:p text:style-name="P285">Unauthorized</text:p>
          </table:table-cell>
          <table:table-cell table:style-name="Table13.C2" office:value-type="string">
            <text:p text:style-name="P292">The 'Authori<text:span text:style-name="T103">z</text:span>ation' header is missing and must be supplied.</text:p>
          </table:table-cell>
        </table:table-row>
        <table:table-row>
          <table:table-cell table:style-name="Table13.A2" office:value-type="string">
            <text:p text:style-name="P285">403</text:p>
          </table:table-cell>
          <table:table-cell table:style-name="Table13.A2" office:value-type="string">
            <text:p text:style-name="P285">Forbidden</text:p>
          </table:table-cell>
          <table:table-cell table:style-name="Table13.C2" office:value-type="string">
            <text:p text:style-name="P338">The request authorisation did not include <text:span text:style-name="T184">Chantico root</text:span> credentials, <text:span text:style-name="T190">the client IP has been blacklisted, or is absent from an existent whitelist,</text:span><text:span text:style-name="T68"> </text:span><text:span text:style-name="T71">or the If-Match and ETag headers were missing</text:span><text:span text:style-name="T68">.</text:span></text:p>
          </table:table-cell>
        </table:table-row>
        <table:table-row>
          <table:table-cell table:style-name="Table13.A2" office:value-type="string">
            <text:p text:style-name="P296">405</text:p>
          </table:table-cell>
          <table:table-cell table:style-name="Table13.A2" office:value-type="string">
            <text:p text:style-name="P296">Method Not Allowed</text:p>
          </table:table-cell>
          <table:table-cell table:style-name="Table13.C2" office:value-type="string">
            <text:p text:style-name="P301"><text:span text:style-name="T105">T</text:span>he request method <text:span text:style-name="T105">was not one of:</text:span> GET, <text:span text:style-name="T173">PUT</text:span>.</text:p>
          </table:table-cell>
        </table:table-row>
        <table:table-row>
          <table:table-cell table:style-name="Table13.A2" office:value-type="string">
            <text:p text:style-name="P305">406</text:p>
          </table:table-cell>
          <table:table-cell table:style-name="Table13.A2" office:value-type="string">
            <text:p text:style-name="P305">Not Acceptable</text:p>
          </table:table-cell>
          <table:table-cell table:style-name="Table13.C2" office:value-type="string">
            <text:p text:style-name="P312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336">409</text:p>
          </table:table-cell>
          <table:table-cell table:style-name="Table13.A2" office:value-type="string">
            <text:p text:style-name="P336">Conflict</text:p>
          </table:table-cell>
          <table:table-cell table:style-name="Table13.C2" office:value-type="string">
            <text:p text:style-name="P382"><text:span text:style-name="T182">The blacklist contains duplicate IPs</text:span>.</text:p>
          </table:table-cell>
        </table:table-row>
        <table:table-row>
          <table:table-cell table:style-name="Table13.A2" office:value-type="string">
            <text:p text:style-name="P309">412</text:p>
          </table:table-cell>
          <table:table-cell table:style-name="Table13.A2" office:value-type="string">
            <text:p text:style-name="P309">Precondition Failed</text:p>
          </table:table-cell>
          <table:table-cell table:style-name="Table13.C2" office:value-type="string">
            <text:p text:style-name="P315">The <text:span text:style-name="T188">blacklist's</text:span> state has changed since the specified Modified-Date and ETag were issued.</text:p>
          </table:table-cell>
        </table:table-row>
      </table:table>
      <text:p text:style-name="P21"/>
      <text:p text:style-name="P21"/>
      <text:p text:style-name="P393">Example<text:span text:style-name="T11">s</text:span></text:p>
      <text:p text:style-name="P21"/>
      <text:p text:style-name="P45">GET <text:span text:style-name="T76">/</text:span><text:span text:style-name="T80">apis/02586941785</text:span><text:span text:style-name="T81">/</text:span><text:span text:style-name="T130">blacklist</text:span></text:p>
      <text:p text:style-name="P43"/>
      <text:p text:style-name="P43">Response Body:</text:p>
      <text:p text:style-name="P43"/>
      <text:p text:style-name="P88">{</text:p>
      <text:p text:style-name="P167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67"><text:span text:style-name="T21"><text:tab/>“</text:span><text:span text:style-name="T22">total”: “</text:span><text:span text:style-name="T29">3</text:span><text:span text:style-name="T22">”,</text:span></text:p>
      <text:p text:style-name="P120"><text:tab/>“<text:span text:style-name="T189">ips</text:span>”:[</text:p>
      <text:p text:style-name="P168"><text:span text:style-name="T12"><text:tab/><text:tab/></text:span><text:span text:style-name="T14">”</text:span><text:span text:style-name="T30">21.241.91.51</text:span><text:span text:style-name="T14">”,</text:span></text:p>
      <text:p text:style-name="P168"><text:span text:style-name="T12"><text:tab/><text:tab/></text:span><text:span text:style-name="T14">”</text:span><text:span text:style-name="T30">121.159.217.140</text:span><text:span text:style-name="T14">”,</text:span></text:p>
      <text:p text:style-name="P168"><text:span text:style-name="T12"><text:tab/><text:tab/></text:span><text:span text:style-name="T14">”</text:span><text:span text:style-name="T30">9.90.67.221</text:span><text:span text:style-name="T14">”</text:span></text:p>
      <text:p text:style-name="P131"><text:tab/><text:span text:style-name="T121">]</text:span></text:p>
      <text:p text:style-name="P88">}</text:p>
      <text:p text:style-name="P21"/>
      <text:p text:style-name="P26"><text:span text:style-name="T189">PUT</text:span> <text:span text:style-name="T82">/</text:span><text:span text:style-name="T80">apis/02586941785</text:span><text:span text:style-name="T76">/</text:span><text:span text:style-name="T131">blacklist</text:span></text:p>
      <text:p text:style-name="P21"/>
      <text:p text:style-name="P21">Request <text:span text:style-name="T10">Body</text:span>:</text:p>
      <text:p text:style-name="P21"/>
      <text:p text:style-name="P105">{</text:p>
      <text:p text:style-name="P126"><text:tab/>“<text:span text:style-name="T189">ips</text:span>”:[</text:p>
      <text:p text:style-name="P176"><text:span text:style-name="T12"><text:tab/><text:tab/></text:span><text:span text:style-name="T14">”</text:span><text:span text:style-name="T30">21.241.91.51</text:span><text:span text:style-name="T14">”,</text:span></text:p>
      <text:p text:style-name="P142"><text:tab/><text:tab/>“117.254.239.253”,</text:p>
      <text:p text:style-name="P176"><text:span text:style-name="T12"><text:tab/><text:tab/></text:span><text:span text:style-name="T14">”</text:span><text:span text:style-name="T30">121.159.217.140</text:span><text:span text:style-name="T14">”,</text:span></text:p>
      <text:p text:style-name="P176"><text:span text:style-name="T12"><text:tab/><text:tab/></text:span><text:span text:style-name="T14">”</text:span><text:span text:style-name="T30">9.90.67.221</text:span><text:span text:style-name="T14">”,</text:span></text:p>
      <text:p text:style-name="P177"><text:span text:style-name="T14"><text:tab/><text:tab/>“</text:span><text:span text:style-name="T37">58.191.194.89”</text:span></text:p>
      <text:p text:style-name="P132"><text:tab/><text:span text:style-name="T121">]</text:span></text:p>
      <text:p text:style-name="P97">}</text:p>
      <text:p text:style-name="P97"/>
      <text:p text:style-name="P156">Response Body:</text:p>
      <text:p text:style-name="P44"/>
      <text:p text:style-name="P89">{</text:p>
      <text:p text:style-name="P176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76"><text:span text:style-name="T21"><text:tab/>“</text:span><text:span text:style-name="T22">total”: “</text:span><text:span text:style-name="T38">5</text:span><text:span text:style-name="T22">”,</text:span></text:p>
      <text:p text:style-name="P127"><text:tab/>“<text:span text:style-name="T189">ips</text:span>”:[</text:p>
      <text:p text:style-name="P178"><text:span text:style-name="T12"><text:tab/><text:tab/></text:span><text:span text:style-name="T14">”</text:span><text:span text:style-name="T30">21.241.91.51</text:span><text:span text:style-name="T14">”,</text:span></text:p>
      <text:p text:style-name="P143"><text:tab/><text:tab/>“117.254.239.253”,</text:p>
      <text:p text:style-name="P178"><text:span text:style-name="T12"><text:tab/><text:tab/></text:span><text:span text:style-name="T14">”</text:span><text:span text:style-name="T30">121.159.217.140</text:span><text:span text:style-name="T14">”,</text:span></text:p>
      <text:p text:style-name="P178"><text:span text:style-name="T12"><text:tab/><text:tab/></text:span><text:span text:style-name="T14">”</text:span><text:span text:style-name="T30">9.90.67.221</text:span><text:span text:style-name="T14">”,</text:span></text:p>
      <text:p text:style-name="P178"><text:span text:style-name="T14"><text:tab/><text:tab/>“</text:span><text:span text:style-name="T37">58.191.194.89”</text:span></text:p>
      <text:p text:style-name="P132"><text:tab/><text:span text:style-name="T121">]</text:span></text:p>
      <text:p text:style-name="P18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8.2$Linux_X86_64 LibreOffice_project/420m0$Build-2</meta:generator>
    <dc:date>2016-01-04T20:24:39.765195436</dc:date>
    <meta:editing-duration>P1DT21H26M56S</meta:editing-duration>
    <meta:editing-cycles>288</meta:editing-cycles>
    <meta:document-statistic meta:table-count="18" meta:image-count="0" meta:object-count="0" meta:page-count="16" meta:paragraph-count="646" meta:word-count="2141" meta:character-count="17446" meta:non-whitespace-character-count="15674"/>
  </office:meta>
</office:document-meta>
</file>